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458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3.963cm"/>
    </style:style>
    <style:style style:name="co5" style:family="table-column">
      <style:table-column-properties fo:break-before="auto" style:column-width="4.1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ndomfores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1" table:number-columns-repeated="10" table:default-cell-style-name="ce1"/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Default" table:number-columns-repeated="5"/>
          <table:table-cell table:number-columns-repeated="7"/>
          <table:table-cell table:style-name="ce1" table:number-columns-repeated="4"/>
          <table:table-cell table:style-name="ce3"/>
          <table:table-cell table:style-name="ce5" table:number-columns-repeated="3"/>
          <table:table-cell table:style-name="ce4" table:number-columns-repeated="4"/>
        </table:table-row>
        <table:table-row table:style-name="ro1">
          <table:table-cell table:number-columns-repeated="16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]&amp;&quot;_&quot;&amp;[.M3]&amp;&quot;_&quot;&amp;[.O3]&amp;&quot;_&quot;&amp;[.Q3]&amp;&quot;_&quot;&amp;[.S3]&amp;&quot;_&quot;&amp;[.U3]" office:value-type="string" office:string-value="1000_3_10_0.999999_90_" calcext:value-type="string">
            <text:p>1000_3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]&amp;&quot;_&quot;&amp;[.M4]&amp;&quot;_&quot;&amp;[.O4]&amp;&quot;_&quot;&amp;[.Q4]&amp;&quot;_&quot;&amp;[.S4]&amp;&quot;_&quot;&amp;[.U4]" office:value-type="string" office:string-value="2000_3_10_0.999999_90_" calcext:value-type="string">
            <text:p>2000_3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]&amp;&quot;_&quot;&amp;[.M5]&amp;&quot;_&quot;&amp;[.O5]&amp;&quot;_&quot;&amp;[.Q5]&amp;&quot;_&quot;&amp;[.S5]&amp;&quot;_&quot;&amp;[.U5]" office:value-type="string" office:string-value="4000_3_10_0.999999_90_" calcext:value-type="string">
            <text:p>4000_3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6]&amp;&quot;_&quot;&amp;[.M6]&amp;&quot;_&quot;&amp;[.O6]&amp;&quot;_&quot;&amp;[.Q6]&amp;&quot;_&quot;&amp;[.S6]&amp;&quot;_&quot;&amp;[.U6]" office:value-type="string" office:string-value="1000_6_10_0.999999_90_" calcext:value-type="string">
            <text:p>1000_6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7]&amp;&quot;_&quot;&amp;[.M7]&amp;&quot;_&quot;&amp;[.O7]&amp;&quot;_&quot;&amp;[.Q7]&amp;&quot;_&quot;&amp;[.S7]&amp;&quot;_&quot;&amp;[.U7]" office:value-type="string" office:string-value="2000_6_10_0.999999_90_" calcext:value-type="string">
            <text:p>2000_6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8]&amp;&quot;_&quot;&amp;[.M8]&amp;&quot;_&quot;&amp;[.O8]&amp;&quot;_&quot;&amp;[.Q8]&amp;&quot;_&quot;&amp;[.S8]&amp;&quot;_&quot;&amp;[.U8]" office:value-type="string" office:string-value="4000_6_10_0.999999_90_" calcext:value-type="string">
            <text:p>4000_6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9]&amp;&quot;_&quot;&amp;[.M9]&amp;&quot;_&quot;&amp;[.O9]&amp;&quot;_&quot;&amp;[.Q9]&amp;&quot;_&quot;&amp;[.S9]&amp;&quot;_&quot;&amp;[.U9]" office:value-type="string" office:string-value="1000_9_10_0.999999_90_" calcext:value-type="string">
            <text:p>1000_9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0]&amp;&quot;_&quot;&amp;[.M10]&amp;&quot;_&quot;&amp;[.O10]&amp;&quot;_&quot;&amp;[.Q10]&amp;&quot;_&quot;&amp;[.S10]&amp;&quot;_&quot;&amp;[.U10]" office:value-type="string" office:string-value="2000_9_10_0.999999_90_" calcext:value-type="string">
            <text:p>2000_9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1]&amp;&quot;_&quot;&amp;[.M11]&amp;&quot;_&quot;&amp;[.O11]&amp;&quot;_&quot;&amp;[.Q11]&amp;&quot;_&quot;&amp;[.S11]&amp;&quot;_&quot;&amp;[.U11]" office:value-type="string" office:string-value="4000_9_10_0.999999_90_" calcext:value-type="string">
            <text:p>4000_9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2]&amp;&quot;_&quot;&amp;[.M12]&amp;&quot;_&quot;&amp;[.O12]&amp;&quot;_&quot;&amp;[.Q12]&amp;&quot;_&quot;&amp;[.S12]&amp;&quot;_&quot;&amp;[.U12]" office:value-type="string" office:string-value="1000_12_10_0.999999_90_" calcext:value-type="string">
            <text:p>1000_12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3]&amp;&quot;_&quot;&amp;[.M13]&amp;&quot;_&quot;&amp;[.O13]&amp;&quot;_&quot;&amp;[.Q13]&amp;&quot;_&quot;&amp;[.S13]&amp;&quot;_&quot;&amp;[.U13]" office:value-type="string" office:string-value="2000_12_10_0.999999_90_" calcext:value-type="string">
            <text:p>2000_12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4]&amp;&quot;_&quot;&amp;[.M14]&amp;&quot;_&quot;&amp;[.O14]&amp;&quot;_&quot;&amp;[.Q14]&amp;&quot;_&quot;&amp;[.S14]&amp;&quot;_&quot;&amp;[.U14]" office:value-type="string" office:string-value="4000_12_10_0.999999_90_" calcext:value-type="string">
            <text:p>4000_12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5]&amp;&quot;_&quot;&amp;[.M15]&amp;&quot;_&quot;&amp;[.O15]&amp;&quot;_&quot;&amp;[.Q15]&amp;&quot;_&quot;&amp;[.S15]&amp;&quot;_&quot;&amp;[.U15]" office:value-type="string" office:string-value="1000_3_100_0.999999_90_" calcext:value-type="string">
            <text:p>1000_3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6]&amp;&quot;_&quot;&amp;[.M16]&amp;&quot;_&quot;&amp;[.O16]&amp;&quot;_&quot;&amp;[.Q16]&amp;&quot;_&quot;&amp;[.S16]&amp;&quot;_&quot;&amp;[.U16]" office:value-type="string" office:string-value="2000_3_100_0.999999_90_" calcext:value-type="string">
            <text:p>2000_3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7]&amp;&quot;_&quot;&amp;[.M17]&amp;&quot;_&quot;&amp;[.O17]&amp;&quot;_&quot;&amp;[.Q17]&amp;&quot;_&quot;&amp;[.S17]&amp;&quot;_&quot;&amp;[.U17]" office:value-type="string" office:string-value="4000_3_100_0.999999_90_" calcext:value-type="string">
            <text:p>4000_3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8]&amp;&quot;_&quot;&amp;[.M18]&amp;&quot;_&quot;&amp;[.O18]&amp;&quot;_&quot;&amp;[.Q18]&amp;&quot;_&quot;&amp;[.S18]&amp;&quot;_&quot;&amp;[.U18]" office:value-type="string" office:string-value="1000_6_100_0.999999_90_" calcext:value-type="string">
            <text:p>1000_6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19]&amp;&quot;_&quot;&amp;[.M19]&amp;&quot;_&quot;&amp;[.O19]&amp;&quot;_&quot;&amp;[.Q19]&amp;&quot;_&quot;&amp;[.S19]&amp;&quot;_&quot;&amp;[.U19]" office:value-type="string" office:string-value="2000_6_100_0.999999_90_" calcext:value-type="string">
            <text:p>2000_6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0]&amp;&quot;_&quot;&amp;[.M20]&amp;&quot;_&quot;&amp;[.O20]&amp;&quot;_&quot;&amp;[.Q20]&amp;&quot;_&quot;&amp;[.S20]&amp;&quot;_&quot;&amp;[.U20]" office:value-type="string" office:string-value="4000_6_100_0.999999_90_" calcext:value-type="string">
            <text:p>4000_6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1]&amp;&quot;_&quot;&amp;[.M21]&amp;&quot;_&quot;&amp;[.O21]&amp;&quot;_&quot;&amp;[.Q21]&amp;&quot;_&quot;&amp;[.S21]&amp;&quot;_&quot;&amp;[.U21]" office:value-type="string" office:string-value="1000_9_100_0.999999_90_" calcext:value-type="string">
            <text:p>1000_9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2]&amp;&quot;_&quot;&amp;[.M22]&amp;&quot;_&quot;&amp;[.O22]&amp;&quot;_&quot;&amp;[.Q22]&amp;&quot;_&quot;&amp;[.S22]&amp;&quot;_&quot;&amp;[.U22]" office:value-type="string" office:string-value="2000_9_100_0.999999_90_" calcext:value-type="string">
            <text:p>2000_9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3]&amp;&quot;_&quot;&amp;[.M23]&amp;&quot;_&quot;&amp;[.O23]&amp;&quot;_&quot;&amp;[.Q23]&amp;&quot;_&quot;&amp;[.S23]&amp;&quot;_&quot;&amp;[.U23]" office:value-type="string" office:string-value="4000_9_100_0.999999_90_" calcext:value-type="string">
            <text:p>4000_9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4]&amp;&quot;_&quot;&amp;[.M24]&amp;&quot;_&quot;&amp;[.O24]&amp;&quot;_&quot;&amp;[.Q24]&amp;&quot;_&quot;&amp;[.S24]&amp;&quot;_&quot;&amp;[.U24]" office:value-type="string" office:string-value="1000_12_100_0.999999_90_" calcext:value-type="string">
            <text:p>1000_12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5]&amp;&quot;_&quot;&amp;[.M25]&amp;&quot;_&quot;&amp;[.O25]&amp;&quot;_&quot;&amp;[.Q25]&amp;&quot;_&quot;&amp;[.S25]&amp;&quot;_&quot;&amp;[.U25]" office:value-type="string" office:string-value="2000_12_100_0.999999_90_" calcext:value-type="string">
            <text:p>2000_12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6]&amp;&quot;_&quot;&amp;[.M26]&amp;&quot;_&quot;&amp;[.O26]&amp;&quot;_&quot;&amp;[.Q26]&amp;&quot;_&quot;&amp;[.S26]&amp;&quot;_&quot;&amp;[.U26]" office:value-type="string" office:string-value="4000_12_100_0.999999_90_" calcext:value-type="string">
            <text:p>4000_12_1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7]&amp;&quot;_&quot;&amp;[.M27]&amp;&quot;_&quot;&amp;[.O27]&amp;&quot;_&quot;&amp;[.Q27]&amp;&quot;_&quot;&amp;[.S27]&amp;&quot;_&quot;&amp;[.U27]" office:value-type="string" office:string-value="1000_3_500_0.999999_90_" calcext:value-type="string">
            <text:p>1000_3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8]&amp;&quot;_&quot;&amp;[.M28]&amp;&quot;_&quot;&amp;[.O28]&amp;&quot;_&quot;&amp;[.Q28]&amp;&quot;_&quot;&amp;[.S28]&amp;&quot;_&quot;&amp;[.U28]" office:value-type="string" office:string-value="2000_3_500_0.999999_90_" calcext:value-type="string">
            <text:p>2000_3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29]&amp;&quot;_&quot;&amp;[.M29]&amp;&quot;_&quot;&amp;[.O29]&amp;&quot;_&quot;&amp;[.Q29]&amp;&quot;_&quot;&amp;[.S29]&amp;&quot;_&quot;&amp;[.U29]" office:value-type="string" office:string-value="4000_3_500_0.999999_90_" calcext:value-type="string">
            <text:p>4000_3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0]&amp;&quot;_&quot;&amp;[.M30]&amp;&quot;_&quot;&amp;[.O30]&amp;&quot;_&quot;&amp;[.Q30]&amp;&quot;_&quot;&amp;[.S30]&amp;&quot;_&quot;&amp;[.U30]" office:value-type="string" office:string-value="1000_6_500_0.999999_90_" calcext:value-type="string">
            <text:p>1000_6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1]&amp;&quot;_&quot;&amp;[.M31]&amp;&quot;_&quot;&amp;[.O31]&amp;&quot;_&quot;&amp;[.Q31]&amp;&quot;_&quot;&amp;[.S31]&amp;&quot;_&quot;&amp;[.U31]" office:value-type="string" office:string-value="2000_6_500_0.999999_90_" calcext:value-type="string">
            <text:p>2000_6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2]&amp;&quot;_&quot;&amp;[.M32]&amp;&quot;_&quot;&amp;[.O32]&amp;&quot;_&quot;&amp;[.Q32]&amp;&quot;_&quot;&amp;[.S32]&amp;&quot;_&quot;&amp;[.U32]" office:value-type="string" office:string-value="4000_6_500_0.999999_90_" calcext:value-type="string">
            <text:p>4000_6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3]&amp;&quot;_&quot;&amp;[.M33]&amp;&quot;_&quot;&amp;[.O33]&amp;&quot;_&quot;&amp;[.Q33]&amp;&quot;_&quot;&amp;[.S33]&amp;&quot;_&quot;&amp;[.U33]" office:value-type="string" office:string-value="1000_9_500_0.999999_90_" calcext:value-type="string">
            <text:p>1000_9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4]&amp;&quot;_&quot;&amp;[.M34]&amp;&quot;_&quot;&amp;[.O34]&amp;&quot;_&quot;&amp;[.Q34]&amp;&quot;_&quot;&amp;[.S34]&amp;&quot;_&quot;&amp;[.U34]" office:value-type="string" office:string-value="2000_9_500_0.999999_90_" calcext:value-type="string">
            <text:p>2000_9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5]&amp;&quot;_&quot;&amp;[.M35]&amp;&quot;_&quot;&amp;[.O35]&amp;&quot;_&quot;&amp;[.Q35]&amp;&quot;_&quot;&amp;[.S35]&amp;&quot;_&quot;&amp;[.U35]" office:value-type="string" office:string-value="4000_9_500_0.999999_90_" calcext:value-type="string">
            <text:p>4000_9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6]&amp;&quot;_&quot;&amp;[.M36]&amp;&quot;_&quot;&amp;[.O36]&amp;&quot;_&quot;&amp;[.Q36]&amp;&quot;_&quot;&amp;[.S36]&amp;&quot;_&quot;&amp;[.U36]" office:value-type="string" office:string-value="1000_12_500_0.999999_90_" calcext:value-type="string">
            <text:p>1000_12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7]&amp;&quot;_&quot;&amp;[.M37]&amp;&quot;_&quot;&amp;[.O37]&amp;&quot;_&quot;&amp;[.Q37]&amp;&quot;_&quot;&amp;[.S37]&amp;&quot;_&quot;&amp;[.U37]" office:value-type="string" office:string-value="2000_12_500_0.999999_90_" calcext:value-type="string">
            <text:p>2000_12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8]&amp;&quot;_&quot;&amp;[.M38]&amp;&quot;_&quot;&amp;[.O38]&amp;&quot;_&quot;&amp;[.Q38]&amp;&quot;_&quot;&amp;[.S38]&amp;&quot;_&quot;&amp;[.U38]" office:value-type="string" office:string-value="4000_12_500_0.999999_90_" calcext:value-type="string">
            <text:p>4000_12_50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39]&amp;&quot;_&quot;&amp;[.M39]&amp;&quot;_&quot;&amp;[.O39]&amp;&quot;_&quot;&amp;[.Q39]&amp;&quot;_&quot;&amp;[.S39]&amp;&quot;_&quot;&amp;[.U39]" office:value-type="string" office:string-value="2000_6_10_0.999999_95_" calcext:value-type="string">
            <text:p>2000_6_10_0.999999_95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0]&amp;&quot;_&quot;&amp;[.M40]&amp;&quot;_&quot;&amp;[.O40]&amp;&quot;_&quot;&amp;[.Q40]&amp;&quot;_&quot;&amp;[.S40]&amp;&quot;_&quot;&amp;[.U40]" office:value-type="string" office:string-value="2000_6_10_0.999999_90_" calcext:value-type="string">
            <text:p>2000_6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1]&amp;&quot;_&quot;&amp;[.M41]&amp;&quot;_&quot;&amp;[.O41]&amp;&quot;_&quot;&amp;[.Q41]&amp;&quot;_&quot;&amp;[.S41]&amp;&quot;_&quot;&amp;[.U41]" office:value-type="string" office:string-value="2000_6_10_0.999999_85_" calcext:value-type="string">
            <text:p>2000_6_10_0.999999_85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2]&amp;&quot;_&quot;&amp;[.M42]&amp;&quot;_&quot;&amp;[.O42]&amp;&quot;_&quot;&amp;[.Q42]&amp;&quot;_&quot;&amp;[.S42]&amp;&quot;_&quot;&amp;[.U42]" office:value-type="string" office:string-value="2000_6_10_0.999999_80_" calcext:value-type="string">
            <text:p>2000_6_10_0.999999_8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3]&amp;&quot;_&quot;&amp;[.M43]&amp;&quot;_&quot;&amp;[.O43]&amp;&quot;_&quot;&amp;[.Q43]&amp;&quot;_&quot;&amp;[.S43]&amp;&quot;_&quot;&amp;[.U43]" office:value-type="string" office:string-value="2000_6_10_0.999999_75_" calcext:value-type="string">
            <text:p>2000_6_10_0.999999_75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4]&amp;&quot;_&quot;&amp;[.M44]&amp;&quot;_&quot;&amp;[.O44]&amp;&quot;_&quot;&amp;[.Q44]&amp;&quot;_&quot;&amp;[.S44]&amp;&quot;_&quot;&amp;[.U44]" office:value-type="string" office:string-value="2000_6_10_0.999999_70_" calcext:value-type="string">
            <text:p>2000_6_10_0.999999_7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5]&amp;&quot;_&quot;&amp;[.M45]&amp;&quot;_&quot;&amp;[.O45]&amp;&quot;_&quot;&amp;[.Q45]&amp;&quot;_&quot;&amp;[.S45]&amp;&quot;_&quot;&amp;[.U45]" office:value-type="string" office:string-value="2000_6_10_0.999999_65_" calcext:value-type="string">
            <text:p>2000_6_10_0.999999_65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6]&amp;&quot;_&quot;&amp;[.M46]&amp;&quot;_&quot;&amp;[.O46]&amp;&quot;_&quot;&amp;[.Q46]&amp;&quot;_&quot;&amp;[.S46]&amp;&quot;_&quot;&amp;[.U46]" office:value-type="string" office:string-value="2000_6_10_0.999999_60_" calcext:value-type="string">
            <text:p>2000_6_10_0.999999_6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7]&amp;&quot;_&quot;&amp;[.M47]&amp;&quot;_&quot;&amp;[.O47]&amp;&quot;_&quot;&amp;[.Q47]&amp;&quot;_&quot;&amp;[.S47]&amp;&quot;_&quot;&amp;[.U47]" office:value-type="string" office:string-value="2000_6_10_0.999999_50_" calcext:value-type="string">
            <text:p>2000_6_10_0.999999_5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8]&amp;&quot;_&quot;&amp;[.M48]&amp;&quot;_&quot;&amp;[.O48]&amp;&quot;_&quot;&amp;[.Q48]&amp;&quot;_&quot;&amp;[.S48]&amp;&quot;_&quot;&amp;[.U48]" office:value-type="string" office:string-value="2000_6_10_0.999999_40_" calcext:value-type="string">
            <text:p>2000_6_10_0.999999_4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49]&amp;&quot;_&quot;&amp;[.M49]&amp;&quot;_&quot;&amp;[.O49]&amp;&quot;_&quot;&amp;[.Q49]&amp;&quot;_&quot;&amp;[.S49]&amp;&quot;_&quot;&amp;[.U49]" office:value-type="string" office:string-value="2000_6_10_0.999999_20_" calcext:value-type="string">
            <text:p>2000_6_10_0.999999_2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0]&amp;&quot;_&quot;&amp;[.M50]&amp;&quot;_&quot;&amp;[.O50]&amp;&quot;_&quot;&amp;[.Q50]&amp;&quot;_&quot;&amp;[.S50]&amp;&quot;_&quot;&amp;[.U50]" office:value-type="string" office:string-value="2000_6_10_0.999999_0_" calcext:value-type="string">
            <text:p>2000_6_10_0.999999_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Default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1]&amp;&quot;_&quot;&amp;[.M51]&amp;&quot;_&quot;&amp;[.O51]&amp;&quot;_&quot;&amp;[.Q51]&amp;&quot;_&quot;&amp;[.S51]&amp;&quot;_&quot;&amp;[.U51]" office:value-type="string" office:string-value="2000_6_10_0.999999_90_" calcext:value-type="string">
            <text:p>2000_6_10_0.99999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2]&amp;&quot;_&quot;&amp;[.M52]&amp;&quot;_&quot;&amp;[.O52]&amp;&quot;_&quot;&amp;[.Q52]&amp;&quot;_&quot;&amp;[.S52]&amp;&quot;_&quot;&amp;[.U52]" office:value-type="string" office:string-value="2000_6_10_0.9_90_" calcext:value-type="string">
            <text:p>2000_6_10_0.9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3]&amp;&quot;_&quot;&amp;[.M53]&amp;&quot;_&quot;&amp;[.O53]&amp;&quot;_&quot;&amp;[.Q53]&amp;&quot;_&quot;&amp;[.S53]&amp;&quot;_&quot;&amp;[.U53]" office:value-type="string" office:string-value="2000_6_10_0.8_90_" calcext:value-type="string">
            <text:p>2000_6_10_0.8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4]&amp;&quot;_&quot;&amp;[.M54]&amp;&quot;_&quot;&amp;[.O54]&amp;&quot;_&quot;&amp;[.Q54]&amp;&quot;_&quot;&amp;[.S54]&amp;&quot;_&quot;&amp;[.U54]" office:value-type="string" office:string-value="2000_6_10_0.7_90_" calcext:value-type="string">
            <text:p>2000_6_10_0.7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5]&amp;&quot;_&quot;&amp;[.M55]&amp;&quot;_&quot;&amp;[.O55]&amp;&quot;_&quot;&amp;[.Q55]&amp;&quot;_&quot;&amp;[.S55]&amp;&quot;_&quot;&amp;[.U55]" office:value-type="string" office:string-value="2000_6_10_0.6_90_" calcext:value-type="string">
            <text:p>2000_6_10_0.6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6]&amp;&quot;_&quot;&amp;[.M56]&amp;&quot;_&quot;&amp;[.O56]&amp;&quot;_&quot;&amp;[.Q56]&amp;&quot;_&quot;&amp;[.S56]&amp;&quot;_&quot;&amp;[.U56]" office:value-type="string" office:string-value="2000_6_10_0.5_90_" calcext:value-type="string">
            <text:p>2000_6_10_0.5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style-name="Default" table:formula="of:=[.K57]&amp;&quot;_&quot;&amp;[.M57]&amp;&quot;_&quot;&amp;[.O57]&amp;&quot;_&quot;&amp;[.Q57]&amp;&quot;_&quot;&amp;[.S57]&amp;&quot;_&quot;&amp;[.U57]" office:value-type="string" office:string-value="2000_6_10_0.4_90_" calcext:value-type="string">
            <text:p>2000_6_10_0.4_90_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8"/>
          <table:table-cell table:style-name="ce3"/>
          <table:table-cell table:style-name="Default"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8"/>
          <table:table-cell table:style-name="ce3"/>
          <table:table-cell table:style-name="Default"/>
          <table:table-cell table:style-name="ce5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8"/>
          <table:table-cell table:style-name="ce3"/>
          <table:table-cell table:style-name="Default"/>
          <table:table-cell table:style-name="ce5"/>
          <table:table-cell table:number-columns-repeated="11"/>
        </table:table-row>
        <table:table-row table:style-name="ro1" table:number-rows-repeated="38">
          <table:table-cell table:number-columns-repeated="5"/>
          <table:table-cell table:style-name="Default" table:number-columns-repeated="2"/>
          <table:table-cell table:number-columns-repeated="8"/>
          <table:table-cell table:style-name="ce3"/>
          <table:table-cell table:style-name="Default"/>
          <table:table-cell table:style-name="ce5"/>
          <table:table-cell table:number-columns-repeated="11"/>
        </table:table-row>
        <table:table-row table:style-name="ro1" table:number-rows-repeated="1048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xgboost" table:style-name="ta1"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fehl</text:p>
          </table:table-cell>
          <table:table-cell/>
          <table:table-cell office:value-type="string" calcext:value-type="string">
            <text:p>csv_location=args[1]</text:p>
          </table:table-cell>
          <table:table-cell/>
          <table:table-cell office:value-type="string" calcext:value-type="string">
            <text:p>prefix=args[3]</text:p>
          </table:table-cell>
          <table:table-cell/>
          <table:table-cell office:value-type="string" calcext:value-type="string">
            <text:p>excel_locataion=args[2]</text:p>
          </table:table-cell>
          <table:table-cell/>
          <table:table-cell office:value-type="string" calcext:value-type="string">
            <text:p>method_pred=as.character(args[6])</text:p>
          </table:table-cell>
          <table:table-cell/>
          <table:table-cell office:value-type="string" calcext:value-type="string">
            <text:p>num_trees_param=as.integer(args[7])</text:p>
          </table:table-cell>
          <table:table-cell/>
          <table:table-cell office:value-type="string" calcext:value-type="string">
            <text:p>max_depth_param=as.integer(args[8])</text:p>
          </table:table-cell>
          <table:table-cell/>
          <table:table-cell office:value-type="string" calcext:value-type="string">
            <text:p>eta_param=as.double(args[10])</text:p>
          </table:table-cell>
          <table:table-cell/>
          <table:table-cell office:value-type="string" calcext:value-type="string">
            <text:p>subsample_param=as.double(args[11])</text:p>
          </table:table-cell>
          <table:table-cell table:style-name="ce1"/>
          <table:table-cell table:style-name="Default" office:value-type="string" calcext:value-type="string">
            <text:p>correlation_removal</text:p>
          </table:table-cell>
          <table:table-cell table:style-name="Default"/>
          <table:table-cell table:style-name="Default" office:value-type="string" calcext:value-type="string">
            <text:p>b_factor</text:p>
          </table:table-cell>
          <table:table-cell/>
          <table:table-cell office:value-type="string" calcext:value-type="string">
            <text:p>min_child_weight_param</text:p>
          </table:table-cell>
          <table:table-cell/>
          <table:table-cell office:value-type="string" calcext:value-type="string">
            <text:p>gamma_param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]&amp;&quot;_&quot;&amp;[.K2]&amp;&quot;_&quot;&amp;[.M2]&amp;&quot;_&quot;&amp;[.O2]&amp;&quot;_&quot;&amp;[.Q2]&amp;&quot;_&quot;&amp;[.S2]&amp;&quot;_&quot;&amp;[.U2]&amp;&quot;_&quot;&amp;[.W2]&amp;&quot;_&quot;&amp;[.Y2]" office:value-type="string" office:string-value="xgboost_1000_3_0.05_0.8_0.999999_90_0_0" calcext:value-type="string">
            <text:p>xgboost_1000_3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]&amp;&quot;_&quot;&amp;[.K3]&amp;&quot;_&quot;&amp;[.M3]&amp;&quot;_&quot;&amp;[.O3]&amp;&quot;_&quot;&amp;[.Q3]&amp;&quot;_&quot;&amp;[.S3]&amp;&quot;_&quot;&amp;[.U3]&amp;&quot;_&quot;&amp;[.W3]&amp;&quot;_&quot;&amp;[.Y3]" office:value-type="string" office:string-value="xgboost_1000_3_0.05_0.8_0.999999_90_1_0" calcext:value-type="string">
            <text:p>xgboost_1000_3_0.05_0.8_0.999999_90_1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]&amp;&quot;_&quot;&amp;[.K4]&amp;&quot;_&quot;&amp;[.M4]&amp;&quot;_&quot;&amp;[.O4]&amp;&quot;_&quot;&amp;[.Q4]&amp;&quot;_&quot;&amp;[.S4]&amp;&quot;_&quot;&amp;[.U4]&amp;&quot;_&quot;&amp;[.W4]&amp;&quot;_&quot;&amp;[.Y4]" office:value-type="string" office:string-value="xgboost_1000_3_0.05_0.8_0.999999_90_5_0" calcext:value-type="string">
            <text:p>xgboost_1000_3_0.05_0.8_0.999999_90_5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]&amp;&quot;_&quot;&amp;[.K5]&amp;&quot;_&quot;&amp;[.M5]&amp;&quot;_&quot;&amp;[.O5]&amp;&quot;_&quot;&amp;[.Q5]&amp;&quot;_&quot;&amp;[.S5]&amp;&quot;_&quot;&amp;[.U5]&amp;&quot;_&quot;&amp;[.W5]&amp;&quot;_&quot;&amp;[.Y5]" office:value-type="string" office:string-value="xgboost_1000_3_0.05_0.8_0.999999_90_25_0" calcext:value-type="string">
            <text:p>xgboost_1000_3_0.05_0.8_0.999999_90_25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]&amp;&quot;_&quot;&amp;[.K6]&amp;&quot;_&quot;&amp;[.M6]&amp;&quot;_&quot;&amp;[.O6]&amp;&quot;_&quot;&amp;[.Q6]&amp;&quot;_&quot;&amp;[.S6]&amp;&quot;_&quot;&amp;[.U6]&amp;&quot;_&quot;&amp;[.W6]&amp;&quot;_&quot;&amp;[.Y6]" office:value-type="string" office:string-value="xgboost_1000_3_0.05_0.8_0.999999_90_200_0" calcext:value-type="string">
            <text:p>xgboost_1000_3_0.05_0.8_0.999999_90_20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]&amp;&quot;_&quot;&amp;[.K7]&amp;&quot;_&quot;&amp;[.M7]&amp;&quot;_&quot;&amp;[.O7]&amp;&quot;_&quot;&amp;[.Q7]&amp;&quot;_&quot;&amp;[.S7]&amp;&quot;_&quot;&amp;[.U7]&amp;&quot;_&quot;&amp;[.W7]&amp;&quot;_&quot;&amp;[.Y7]" office:value-type="string" office:string-value="xgboost_1000_3_0.05_0.8_0.999999_90_0_1" calcext:value-type="string">
            <text:p>xgboost_1000_3_0.05_0.8_0.999999_90_0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]&amp;&quot;_&quot;&amp;[.K8]&amp;&quot;_&quot;&amp;[.M8]&amp;&quot;_&quot;&amp;[.O8]&amp;&quot;_&quot;&amp;[.Q8]&amp;&quot;_&quot;&amp;[.S8]&amp;&quot;_&quot;&amp;[.U8]&amp;&quot;_&quot;&amp;[.W8]&amp;&quot;_&quot;&amp;[.Y8]" office:value-type="string" office:string-value="xgboost_1000_3_0.05_0.8_0.999999_90_1_1" calcext:value-type="string">
            <text:p>xgboost_1000_3_0.05_0.8_0.999999_90_1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9]&amp;&quot;_&quot;&amp;[.K9]&amp;&quot;_&quot;&amp;[.M9]&amp;&quot;_&quot;&amp;[.O9]&amp;&quot;_&quot;&amp;[.Q9]&amp;&quot;_&quot;&amp;[.S9]&amp;&quot;_&quot;&amp;[.U9]&amp;&quot;_&quot;&amp;[.W9]&amp;&quot;_&quot;&amp;[.Y9]" office:value-type="string" office:string-value="xgboost_1000_3_0.05_0.8_0.999999_90_5_1" calcext:value-type="string">
            <text:p>xgboost_1000_3_0.05_0.8_0.999999_90_5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0]&amp;&quot;_&quot;&amp;[.K10]&amp;&quot;_&quot;&amp;[.M10]&amp;&quot;_&quot;&amp;[.O10]&amp;&quot;_&quot;&amp;[.Q10]&amp;&quot;_&quot;&amp;[.S10]&amp;&quot;_&quot;&amp;[.U10]&amp;&quot;_&quot;&amp;[.W10]&amp;&quot;_&quot;&amp;[.Y10]" office:value-type="string" office:string-value="xgboost_1000_3_0.05_0.8_0.999999_90_25_1" calcext:value-type="string">
            <text:p>xgboost_1000_3_0.05_0.8_0.999999_90_25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1]&amp;&quot;_&quot;&amp;[.K11]&amp;&quot;_&quot;&amp;[.M11]&amp;&quot;_&quot;&amp;[.O11]&amp;&quot;_&quot;&amp;[.Q11]&amp;&quot;_&quot;&amp;[.S11]&amp;&quot;_&quot;&amp;[.U11]&amp;&quot;_&quot;&amp;[.W11]&amp;&quot;_&quot;&amp;[.Y11]" office:value-type="string" office:string-value="xgboost_1000_3_0.05_0.8_0.999999_90_200_1" calcext:value-type="string">
            <text:p>xgboost_1000_3_0.05_0.8_0.999999_90_200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2]&amp;&quot;_&quot;&amp;[.K12]&amp;&quot;_&quot;&amp;[.M12]&amp;&quot;_&quot;&amp;[.O12]&amp;&quot;_&quot;&amp;[.Q12]&amp;&quot;_&quot;&amp;[.S12]&amp;&quot;_&quot;&amp;[.U12]&amp;&quot;_&quot;&amp;[.W12]&amp;&quot;_&quot;&amp;[.Y12]" office:value-type="string" office:string-value="xgboost_1000_3_0.05_0.8_0.999999_90_0_5" calcext:value-type="string">
            <text:p>xgboost_1000_3_0.05_0.8_0.999999_90_0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3]&amp;&quot;_&quot;&amp;[.K13]&amp;&quot;_&quot;&amp;[.M13]&amp;&quot;_&quot;&amp;[.O13]&amp;&quot;_&quot;&amp;[.Q13]&amp;&quot;_&quot;&amp;[.S13]&amp;&quot;_&quot;&amp;[.U13]&amp;&quot;_&quot;&amp;[.W13]&amp;&quot;_&quot;&amp;[.Y13]" office:value-type="string" office:string-value="xgboost_1000_3_0.05_0.8_0.999999_90_1_5" calcext:value-type="string">
            <text:p>xgboost_1000_3_0.05_0.8_0.999999_90_1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4]&amp;&quot;_&quot;&amp;[.K14]&amp;&quot;_&quot;&amp;[.M14]&amp;&quot;_&quot;&amp;[.O14]&amp;&quot;_&quot;&amp;[.Q14]&amp;&quot;_&quot;&amp;[.S14]&amp;&quot;_&quot;&amp;[.U14]&amp;&quot;_&quot;&amp;[.W14]&amp;&quot;_&quot;&amp;[.Y14]" office:value-type="string" office:string-value="xgboost_1000_3_0.05_0.8_0.999999_90_5_5" calcext:value-type="string">
            <text:p>xgboost_1000_3_0.05_0.8_0.999999_90_5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5]&amp;&quot;_&quot;&amp;[.K15]&amp;&quot;_&quot;&amp;[.M15]&amp;&quot;_&quot;&amp;[.O15]&amp;&quot;_&quot;&amp;[.Q15]&amp;&quot;_&quot;&amp;[.S15]&amp;&quot;_&quot;&amp;[.U15]&amp;&quot;_&quot;&amp;[.W15]&amp;&quot;_&quot;&amp;[.Y15]" office:value-type="string" office:string-value="xgboost_1000_3_0.05_0.8_0.999999_90_25_5" calcext:value-type="string">
            <text:p>xgboost_1000_3_0.05_0.8_0.999999_90_25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6]&amp;&quot;_&quot;&amp;[.K16]&amp;&quot;_&quot;&amp;[.M16]&amp;&quot;_&quot;&amp;[.O16]&amp;&quot;_&quot;&amp;[.Q16]&amp;&quot;_&quot;&amp;[.S16]&amp;&quot;_&quot;&amp;[.U16]&amp;&quot;_&quot;&amp;[.W16]&amp;&quot;_&quot;&amp;[.Y16]" office:value-type="string" office:string-value="xgboost_1000_3_0.05_0.8_0.999999_90_200_5" calcext:value-type="string">
            <text:p>xgboost_1000_3_0.05_0.8_0.999999_90_200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7]&amp;&quot;_&quot;&amp;[.K17]&amp;&quot;_&quot;&amp;[.M17]&amp;&quot;_&quot;&amp;[.O17]&amp;&quot;_&quot;&amp;[.Q17]&amp;&quot;_&quot;&amp;[.S17]&amp;&quot;_&quot;&amp;[.U17]&amp;&quot;_&quot;&amp;[.W17]&amp;&quot;_&quot;&amp;[.Y17]" office:value-type="string" office:string-value="xgboost_1000_3_0.05_0.8_0.999999_90_0_25" calcext:value-type="string">
            <text:p>xgboost_1000_3_0.05_0.8_0.999999_90_0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8]&amp;&quot;_&quot;&amp;[.K18]&amp;&quot;_&quot;&amp;[.M18]&amp;&quot;_&quot;&amp;[.O18]&amp;&quot;_&quot;&amp;[.Q18]&amp;&quot;_&quot;&amp;[.S18]&amp;&quot;_&quot;&amp;[.U18]&amp;&quot;_&quot;&amp;[.W18]&amp;&quot;_&quot;&amp;[.Y18]" office:value-type="string" office:string-value="xgboost_1000_3_0.05_0.8_0.999999_90_1_25" calcext:value-type="string">
            <text:p>xgboost_1000_3_0.05_0.8_0.999999_90_1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9]&amp;&quot;_&quot;&amp;[.K19]&amp;&quot;_&quot;&amp;[.M19]&amp;&quot;_&quot;&amp;[.O19]&amp;&quot;_&quot;&amp;[.Q19]&amp;&quot;_&quot;&amp;[.S19]&amp;&quot;_&quot;&amp;[.U19]&amp;&quot;_&quot;&amp;[.W19]&amp;&quot;_&quot;&amp;[.Y19]" office:value-type="string" office:string-value="xgboost_1000_3_0.05_0.8_0.999999_90_5_25" calcext:value-type="string">
            <text:p>xgboost_1000_3_0.05_0.8_0.999999_90_5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0]&amp;&quot;_&quot;&amp;[.K20]&amp;&quot;_&quot;&amp;[.M20]&amp;&quot;_&quot;&amp;[.O20]&amp;&quot;_&quot;&amp;[.Q20]&amp;&quot;_&quot;&amp;[.S20]&amp;&quot;_&quot;&amp;[.U20]&amp;&quot;_&quot;&amp;[.W20]&amp;&quot;_&quot;&amp;[.Y20]" office:value-type="string" office:string-value="xgboost_1000_3_0.05_0.8_0.999999_90_25_25" calcext:value-type="string">
            <text:p>xgboost_1000_3_0.05_0.8_0.999999_90_25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1]&amp;&quot;_&quot;&amp;[.K21]&amp;&quot;_&quot;&amp;[.M21]&amp;&quot;_&quot;&amp;[.O21]&amp;&quot;_&quot;&amp;[.Q21]&amp;&quot;_&quot;&amp;[.S21]&amp;&quot;_&quot;&amp;[.U21]&amp;&quot;_&quot;&amp;[.W21]&amp;&quot;_&quot;&amp;[.Y21]" office:value-type="string" office:string-value="xgboost_1000_3_0.05_0.8_0.999999_90_200_25" calcext:value-type="string">
            <text:p>xgboost_1000_3_0.05_0.8_0.999999_90_200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2]&amp;&quot;_&quot;&amp;[.K22]&amp;&quot;_&quot;&amp;[.M22]&amp;&quot;_&quot;&amp;[.O22]&amp;&quot;_&quot;&amp;[.Q22]&amp;&quot;_&quot;&amp;[.S22]&amp;&quot;_&quot;&amp;[.U22]&amp;&quot;_&quot;&amp;[.W22]&amp;&quot;_&quot;&amp;[.Y22]" office:value-type="string" office:string-value="xgboost_1000_3_0.05_0.8_0.999999_90_0_200" calcext:value-type="string">
            <text:p>xgboost_1000_3_0.05_0.8_0.999999_90_0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3]&amp;&quot;_&quot;&amp;[.K23]&amp;&quot;_&quot;&amp;[.M23]&amp;&quot;_&quot;&amp;[.O23]&amp;&quot;_&quot;&amp;[.Q23]&amp;&quot;_&quot;&amp;[.S23]&amp;&quot;_&quot;&amp;[.U23]&amp;&quot;_&quot;&amp;[.W23]&amp;&quot;_&quot;&amp;[.Y23]" office:value-type="string" office:string-value="xgboost_1000_3_0.05_0.8_0.999999_90_1_200" calcext:value-type="string">
            <text:p>xgboost_1000_3_0.05_0.8_0.999999_90_1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4]&amp;&quot;_&quot;&amp;[.K24]&amp;&quot;_&quot;&amp;[.M24]&amp;&quot;_&quot;&amp;[.O24]&amp;&quot;_&quot;&amp;[.Q24]&amp;&quot;_&quot;&amp;[.S24]&amp;&quot;_&quot;&amp;[.U24]&amp;&quot;_&quot;&amp;[.W24]&amp;&quot;_&quot;&amp;[.Y24]" office:value-type="string" office:string-value="xgboost_1000_3_0.05_0.8_0.999999_90_5_200" calcext:value-type="string">
            <text:p>xgboost_1000_3_0.05_0.8_0.999999_90_5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5]&amp;&quot;_&quot;&amp;[.K25]&amp;&quot;_&quot;&amp;[.M25]&amp;&quot;_&quot;&amp;[.O25]&amp;&quot;_&quot;&amp;[.Q25]&amp;&quot;_&quot;&amp;[.S25]&amp;&quot;_&quot;&amp;[.U25]&amp;&quot;_&quot;&amp;[.W25]&amp;&quot;_&quot;&amp;[.Y25]" office:value-type="string" office:string-value="xgboost_1000_3_0.05_0.8_0.999999_90_25_200" calcext:value-type="string">
            <text:p>xgboost_1000_3_0.05_0.8_0.999999_90_25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6]&amp;&quot;_&quot;&amp;[.K26]&amp;&quot;_&quot;&amp;[.M26]&amp;&quot;_&quot;&amp;[.O26]&amp;&quot;_&quot;&amp;[.Q26]&amp;&quot;_&quot;&amp;[.S26]&amp;&quot;_&quot;&amp;[.U26]&amp;&quot;_&quot;&amp;[.W26]&amp;&quot;_&quot;&amp;[.Y26]" office:value-type="string" office:string-value="xgboost_1000_3_0.05_0.8_0.999999_90_200_200" calcext:value-type="string">
            <text:p>xgboost_1000_3_0.05_0.8_0.999999_90_200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7]&amp;&quot;_&quot;&amp;[.K27]&amp;&quot;_&quot;&amp;[.M27]&amp;&quot;_&quot;&amp;[.O27]&amp;&quot;_&quot;&amp;[.Q27]&amp;&quot;_&quot;&amp;[.S27]&amp;&quot;_&quot;&amp;[.U27]&amp;&quot;_&quot;&amp;[.W27]&amp;&quot;_&quot;&amp;[.Y27]" office:value-type="string" office:string-value="xgboost_1000_6_0.05_0.8_0.999999_90_0_0" calcext:value-type="string">
            <text:p>xgboost_1000_6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8]&amp;&quot;_&quot;&amp;[.K28]&amp;&quot;_&quot;&amp;[.M28]&amp;&quot;_&quot;&amp;[.O28]&amp;&quot;_&quot;&amp;[.Q28]&amp;&quot;_&quot;&amp;[.S28]&amp;&quot;_&quot;&amp;[.U28]&amp;&quot;_&quot;&amp;[.W28]&amp;&quot;_&quot;&amp;[.Y28]" office:value-type="string" office:string-value="xgboost_1000_6_0.05_0.8_0.999999_90_1_0" calcext:value-type="string">
            <text:p>xgboost_1000_6_0.05_0.8_0.999999_90_1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9]&amp;&quot;_&quot;&amp;[.K29]&amp;&quot;_&quot;&amp;[.M29]&amp;&quot;_&quot;&amp;[.O29]&amp;&quot;_&quot;&amp;[.Q29]&amp;&quot;_&quot;&amp;[.S29]&amp;&quot;_&quot;&amp;[.U29]&amp;&quot;_&quot;&amp;[.W29]&amp;&quot;_&quot;&amp;[.Y29]" office:value-type="string" office:string-value="xgboost_1000_6_0.05_0.8_0.999999_90_5_0" calcext:value-type="string">
            <text:p>xgboost_1000_6_0.05_0.8_0.999999_90_5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0]&amp;&quot;_&quot;&amp;[.K30]&amp;&quot;_&quot;&amp;[.M30]&amp;&quot;_&quot;&amp;[.O30]&amp;&quot;_&quot;&amp;[.Q30]&amp;&quot;_&quot;&amp;[.S30]&amp;&quot;_&quot;&amp;[.U30]&amp;&quot;_&quot;&amp;[.W30]&amp;&quot;_&quot;&amp;[.Y30]" office:value-type="string" office:string-value="xgboost_1000_6_0.05_0.8_0.999999_90_25_0" calcext:value-type="string">
            <text:p>xgboost_1000_6_0.05_0.8_0.999999_90_25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1]&amp;&quot;_&quot;&amp;[.K31]&amp;&quot;_&quot;&amp;[.M31]&amp;&quot;_&quot;&amp;[.O31]&amp;&quot;_&quot;&amp;[.Q31]&amp;&quot;_&quot;&amp;[.S31]&amp;&quot;_&quot;&amp;[.U31]&amp;&quot;_&quot;&amp;[.W31]&amp;&quot;_&quot;&amp;[.Y31]" office:value-type="string" office:string-value="xgboost_1000_6_0.05_0.8_0.999999_90_200_0" calcext:value-type="string">
            <text:p>xgboost_1000_6_0.05_0.8_0.999999_90_20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2]&amp;&quot;_&quot;&amp;[.K32]&amp;&quot;_&quot;&amp;[.M32]&amp;&quot;_&quot;&amp;[.O32]&amp;&quot;_&quot;&amp;[.Q32]&amp;&quot;_&quot;&amp;[.S32]&amp;&quot;_&quot;&amp;[.U32]&amp;&quot;_&quot;&amp;[.W32]&amp;&quot;_&quot;&amp;[.Y32]" office:value-type="string" office:string-value="xgboost_1000_6_0.05_0.8_0.999999_90_0_1" calcext:value-type="string">
            <text:p>xgboost_1000_6_0.05_0.8_0.999999_90_0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3]&amp;&quot;_&quot;&amp;[.K33]&amp;&quot;_&quot;&amp;[.M33]&amp;&quot;_&quot;&amp;[.O33]&amp;&quot;_&quot;&amp;[.Q33]&amp;&quot;_&quot;&amp;[.S33]&amp;&quot;_&quot;&amp;[.U33]&amp;&quot;_&quot;&amp;[.W33]&amp;&quot;_&quot;&amp;[.Y33]" office:value-type="string" office:string-value="xgboost_1000_6_0.05_0.8_0.999999_90_1_1" calcext:value-type="string">
            <text:p>xgboost_1000_6_0.05_0.8_0.999999_90_1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4]&amp;&quot;_&quot;&amp;[.K34]&amp;&quot;_&quot;&amp;[.M34]&amp;&quot;_&quot;&amp;[.O34]&amp;&quot;_&quot;&amp;[.Q34]&amp;&quot;_&quot;&amp;[.S34]&amp;&quot;_&quot;&amp;[.U34]&amp;&quot;_&quot;&amp;[.W34]&amp;&quot;_&quot;&amp;[.Y34]" office:value-type="string" office:string-value="xgboost_1000_6_0.05_0.8_0.999999_90_5_1" calcext:value-type="string">
            <text:p>xgboost_1000_6_0.05_0.8_0.999999_90_5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5]&amp;&quot;_&quot;&amp;[.K35]&amp;&quot;_&quot;&amp;[.M35]&amp;&quot;_&quot;&amp;[.O35]&amp;&quot;_&quot;&amp;[.Q35]&amp;&quot;_&quot;&amp;[.S35]&amp;&quot;_&quot;&amp;[.U35]&amp;&quot;_&quot;&amp;[.W35]&amp;&quot;_&quot;&amp;[.Y35]" office:value-type="string" office:string-value="xgboost_1000_6_0.05_0.8_0.999999_90_25_1" calcext:value-type="string">
            <text:p>xgboost_1000_6_0.05_0.8_0.999999_90_25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6]&amp;&quot;_&quot;&amp;[.K36]&amp;&quot;_&quot;&amp;[.M36]&amp;&quot;_&quot;&amp;[.O36]&amp;&quot;_&quot;&amp;[.Q36]&amp;&quot;_&quot;&amp;[.S36]&amp;&quot;_&quot;&amp;[.U36]&amp;&quot;_&quot;&amp;[.W36]&amp;&quot;_&quot;&amp;[.Y36]" office:value-type="string" office:string-value="xgboost_1000_6_0.05_0.8_0.999999_90_200_1" calcext:value-type="string">
            <text:p>xgboost_1000_6_0.05_0.8_0.999999_90_200_1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7]&amp;&quot;_&quot;&amp;[.K37]&amp;&quot;_&quot;&amp;[.M37]&amp;&quot;_&quot;&amp;[.O37]&amp;&quot;_&quot;&amp;[.Q37]&amp;&quot;_&quot;&amp;[.S37]&amp;&quot;_&quot;&amp;[.U37]&amp;&quot;_&quot;&amp;[.W37]&amp;&quot;_&quot;&amp;[.Y37]" office:value-type="string" office:string-value="xgboost_1000_6_0.05_0.8_0.999999_90_0_5" calcext:value-type="string">
            <text:p>xgboost_1000_6_0.05_0.8_0.999999_90_0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8]&amp;&quot;_&quot;&amp;[.K38]&amp;&quot;_&quot;&amp;[.M38]&amp;&quot;_&quot;&amp;[.O38]&amp;&quot;_&quot;&amp;[.Q38]&amp;&quot;_&quot;&amp;[.S38]&amp;&quot;_&quot;&amp;[.U38]&amp;&quot;_&quot;&amp;[.W38]&amp;&quot;_&quot;&amp;[.Y38]" office:value-type="string" office:string-value="xgboost_1000_6_0.05_0.8_0.999999_90_1_5" calcext:value-type="string">
            <text:p>xgboost_1000_6_0.05_0.8_0.999999_90_1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9]&amp;&quot;_&quot;&amp;[.K39]&amp;&quot;_&quot;&amp;[.M39]&amp;&quot;_&quot;&amp;[.O39]&amp;&quot;_&quot;&amp;[.Q39]&amp;&quot;_&quot;&amp;[.S39]&amp;&quot;_&quot;&amp;[.U39]&amp;&quot;_&quot;&amp;[.W39]&amp;&quot;_&quot;&amp;[.Y39]" office:value-type="string" office:string-value="xgboost_1000_6_0.05_0.8_0.999999_90_5_5" calcext:value-type="string">
            <text:p>xgboost_1000_6_0.05_0.8_0.999999_90_5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0]&amp;&quot;_&quot;&amp;[.K40]&amp;&quot;_&quot;&amp;[.M40]&amp;&quot;_&quot;&amp;[.O40]&amp;&quot;_&quot;&amp;[.Q40]&amp;&quot;_&quot;&amp;[.S40]&amp;&quot;_&quot;&amp;[.U40]&amp;&quot;_&quot;&amp;[.W40]&amp;&quot;_&quot;&amp;[.Y40]" office:value-type="string" office:string-value="xgboost_1000_6_0.05_0.8_0.999999_90_25_5" calcext:value-type="string">
            <text:p>xgboost_1000_6_0.05_0.8_0.999999_90_25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1]&amp;&quot;_&quot;&amp;[.K41]&amp;&quot;_&quot;&amp;[.M41]&amp;&quot;_&quot;&amp;[.O41]&amp;&quot;_&quot;&amp;[.Q41]&amp;&quot;_&quot;&amp;[.S41]&amp;&quot;_&quot;&amp;[.U41]&amp;&quot;_&quot;&amp;[.W41]&amp;&quot;_&quot;&amp;[.Y41]" office:value-type="string" office:string-value="xgboost_1000_6_0.05_0.8_0.999999_90_200_5" calcext:value-type="string">
            <text:p>xgboost_1000_6_0.05_0.8_0.999999_90_200_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2]&amp;&quot;_&quot;&amp;[.K42]&amp;&quot;_&quot;&amp;[.M42]&amp;&quot;_&quot;&amp;[.O42]&amp;&quot;_&quot;&amp;[.Q42]&amp;&quot;_&quot;&amp;[.S42]&amp;&quot;_&quot;&amp;[.U42]&amp;&quot;_&quot;&amp;[.W42]&amp;&quot;_&quot;&amp;[.Y42]" office:value-type="string" office:string-value="xgboost_1000_6_0.05_0.8_0.999999_90_0_25" calcext:value-type="string">
            <text:p>xgboost_1000_6_0.05_0.8_0.999999_90_0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3]&amp;&quot;_&quot;&amp;[.K43]&amp;&quot;_&quot;&amp;[.M43]&amp;&quot;_&quot;&amp;[.O43]&amp;&quot;_&quot;&amp;[.Q43]&amp;&quot;_&quot;&amp;[.S43]&amp;&quot;_&quot;&amp;[.U43]&amp;&quot;_&quot;&amp;[.W43]&amp;&quot;_&quot;&amp;[.Y43]" office:value-type="string" office:string-value="xgboost_1000_6_0.05_0.8_0.999999_90_1_25" calcext:value-type="string">
            <text:p>xgboost_1000_6_0.05_0.8_0.999999_90_1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4]&amp;&quot;_&quot;&amp;[.K44]&amp;&quot;_&quot;&amp;[.M44]&amp;&quot;_&quot;&amp;[.O44]&amp;&quot;_&quot;&amp;[.Q44]&amp;&quot;_&quot;&amp;[.S44]&amp;&quot;_&quot;&amp;[.U44]&amp;&quot;_&quot;&amp;[.W44]&amp;&quot;_&quot;&amp;[.Y44]" office:value-type="string" office:string-value="xgboost_1000_6_0.05_0.8_0.999999_90_5_25" calcext:value-type="string">
            <text:p>xgboost_1000_6_0.05_0.8_0.999999_90_5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5]&amp;&quot;_&quot;&amp;[.K45]&amp;&quot;_&quot;&amp;[.M45]&amp;&quot;_&quot;&amp;[.O45]&amp;&quot;_&quot;&amp;[.Q45]&amp;&quot;_&quot;&amp;[.S45]&amp;&quot;_&quot;&amp;[.U45]&amp;&quot;_&quot;&amp;[.W45]&amp;&quot;_&quot;&amp;[.Y45]" office:value-type="string" office:string-value="xgboost_1000_6_0.05_0.8_0.999999_90_25_25" calcext:value-type="string">
            <text:p>xgboost_1000_6_0.05_0.8_0.999999_90_25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6]&amp;&quot;_&quot;&amp;[.K46]&amp;&quot;_&quot;&amp;[.M46]&amp;&quot;_&quot;&amp;[.O46]&amp;&quot;_&quot;&amp;[.Q46]&amp;&quot;_&quot;&amp;[.S46]&amp;&quot;_&quot;&amp;[.U46]&amp;&quot;_&quot;&amp;[.W46]&amp;&quot;_&quot;&amp;[.Y46]" office:value-type="string" office:string-value="xgboost_1000_6_0.05_0.8_0.999999_90_200_25" calcext:value-type="string">
            <text:p>xgboost_1000_6_0.05_0.8_0.999999_90_200_25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7]&amp;&quot;_&quot;&amp;[.K47]&amp;&quot;_&quot;&amp;[.M47]&amp;&quot;_&quot;&amp;[.O47]&amp;&quot;_&quot;&amp;[.Q47]&amp;&quot;_&quot;&amp;[.S47]&amp;&quot;_&quot;&amp;[.U47]&amp;&quot;_&quot;&amp;[.W47]&amp;&quot;_&quot;&amp;[.Y47]" office:value-type="string" office:string-value="xgboost_1000_6_0.05_0.8_0.999999_90_0_200" calcext:value-type="string">
            <text:p>xgboost_1000_6_0.05_0.8_0.999999_90_0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8]&amp;&quot;_&quot;&amp;[.K48]&amp;&quot;_&quot;&amp;[.M48]&amp;&quot;_&quot;&amp;[.O48]&amp;&quot;_&quot;&amp;[.Q48]&amp;&quot;_&quot;&amp;[.S48]&amp;&quot;_&quot;&amp;[.U48]&amp;&quot;_&quot;&amp;[.W48]&amp;&quot;_&quot;&amp;[.Y48]" office:value-type="string" office:string-value="xgboost_1000_6_0.05_0.8_0.999999_90_1_200" calcext:value-type="string">
            <text:p>xgboost_1000_6_0.05_0.8_0.999999_90_1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9]&amp;&quot;_&quot;&amp;[.K49]&amp;&quot;_&quot;&amp;[.M49]&amp;&quot;_&quot;&amp;[.O49]&amp;&quot;_&quot;&amp;[.Q49]&amp;&quot;_&quot;&amp;[.S49]&amp;&quot;_&quot;&amp;[.U49]&amp;&quot;_&quot;&amp;[.W49]&amp;&quot;_&quot;&amp;[.Y49]" office:value-type="string" office:string-value="xgboost_1000_6_0.05_0.8_0.999999_90_5_200" calcext:value-type="string">
            <text:p>xgboost_1000_6_0.05_0.8_0.999999_90_5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0]&amp;&quot;_&quot;&amp;[.K50]&amp;&quot;_&quot;&amp;[.M50]&amp;&quot;_&quot;&amp;[.O50]&amp;&quot;_&quot;&amp;[.Q50]&amp;&quot;_&quot;&amp;[.S50]&amp;&quot;_&quot;&amp;[.U50]&amp;&quot;_&quot;&amp;[.W50]&amp;&quot;_&quot;&amp;[.Y50]" office:value-type="string" office:string-value="xgboost_1000_6_0.05_0.8_0.999999_90_25_200" calcext:value-type="string">
            <text:p>xgboost_1000_6_0.05_0.8_0.999999_90_25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1]&amp;&quot;_&quot;&amp;[.K51]&amp;&quot;_&quot;&amp;[.M51]&amp;&quot;_&quot;&amp;[.O51]&amp;&quot;_&quot;&amp;[.Q51]&amp;&quot;_&quot;&amp;[.S51]&amp;&quot;_&quot;&amp;[.U51]&amp;&quot;_&quot;&amp;[.W51]&amp;&quot;_&quot;&amp;[.Y51]" office:value-type="string" office:string-value="xgboost_1000_6_0.05_0.8_0.999999_90_200_200" calcext:value-type="string">
            <text:p>xgboost_1000_6_0.05_0.8_0.999999_90_200_20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-min_child_weight_param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--gamma_param</text:p>
          </table:table-cell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2]&amp;&quot;_&quot;&amp;[.K52]&amp;&quot;_&quot;&amp;[.M52]&amp;&quot;_&quot;&amp;[.O52]&amp;&quot;_&quot;&amp;[.Q52]&amp;&quot;_&quot;&amp;[.S52]&amp;&quot;_&quot;&amp;[.U52]&amp;&quot;_&quot;&amp;[.W52]&amp;&quot;_&quot;&amp;[.Y52]" office:value-type="string" office:string-value="xgboost_1000_3_0.15_0.8_0.999999_90_0_0" calcext:value-type="string">
            <text:p>xgboost_1000_3_0.1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3]&amp;&quot;_&quot;&amp;[.K53]&amp;&quot;_&quot;&amp;[.M53]&amp;&quot;_&quot;&amp;[.O53]&amp;&quot;_&quot;&amp;[.Q53]&amp;&quot;_&quot;&amp;[.S53]&amp;&quot;_&quot;&amp;[.U53]&amp;&quot;_&quot;&amp;[.W53]&amp;&quot;_&quot;&amp;[.Y53]" office:value-type="string" office:string-value="xgboost_1000_6_0.15_0.8_0.999999_90_0_0" calcext:value-type="string">
            <text:p>xgboost_1000_6_0.1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4]&amp;&quot;_&quot;&amp;[.K54]&amp;&quot;_&quot;&amp;[.M54]&amp;&quot;_&quot;&amp;[.O54]&amp;&quot;_&quot;&amp;[.Q54]&amp;&quot;_&quot;&amp;[.S54]&amp;&quot;_&quot;&amp;[.U54]&amp;&quot;_&quot;&amp;[.W54]&amp;&quot;_&quot;&amp;[.Y54]" office:value-type="string" office:string-value="xgboost_1000_9_0.15_0.8_0.999999_90_0_0" calcext:value-type="string">
            <text:p>xgboost_1000_9_0.1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5]&amp;&quot;_&quot;&amp;[.K55]&amp;&quot;_&quot;&amp;[.M55]&amp;&quot;_&quot;&amp;[.O55]&amp;&quot;_&quot;&amp;[.Q55]&amp;&quot;_&quot;&amp;[.S55]&amp;&quot;_&quot;&amp;[.U55]&amp;&quot;_&quot;&amp;[.W55]&amp;&quot;_&quot;&amp;[.Y55]" office:value-type="string" office:string-value="xgboost_1000_12_0.15_0.8_0.999999_90_0_0" calcext:value-type="string">
            <text:p>xgboost_1000_12_0.1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6]&amp;&quot;_&quot;&amp;[.K56]&amp;&quot;_&quot;&amp;[.M56]&amp;&quot;_&quot;&amp;[.O56]&amp;&quot;_&quot;&amp;[.Q56]&amp;&quot;_&quot;&amp;[.S56]&amp;&quot;_&quot;&amp;[.U56]&amp;&quot;_&quot;&amp;[.W56]&amp;&quot;_&quot;&amp;[.Y56]" office:value-type="string" office:string-value="xgboost_1000_3_0.05_0.8_0.999999_90_0_0" calcext:value-type="string">
            <text:p>xgboost_1000_3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7]&amp;&quot;_&quot;&amp;[.K57]&amp;&quot;_&quot;&amp;[.M57]&amp;&quot;_&quot;&amp;[.O57]&amp;&quot;_&quot;&amp;[.Q57]&amp;&quot;_&quot;&amp;[.S57]&amp;&quot;_&quot;&amp;[.U57]&amp;&quot;_&quot;&amp;[.W57]&amp;&quot;_&quot;&amp;[.Y57]" office:value-type="string" office:string-value="xgboost_1000_6_0.05_0.8_0.999999_90_0_0" calcext:value-type="string">
            <text:p>xgboost_1000_6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8]&amp;&quot;_&quot;&amp;[.K58]&amp;&quot;_&quot;&amp;[.M58]&amp;&quot;_&quot;&amp;[.O58]&amp;&quot;_&quot;&amp;[.Q58]&amp;&quot;_&quot;&amp;[.S58]&amp;&quot;_&quot;&amp;[.U58]&amp;&quot;_&quot;&amp;[.W58]&amp;&quot;_&quot;&amp;[.Y58]" office:value-type="string" office:string-value="xgboost_1000_9_0.05_0.8_0.999999_90_0_0" calcext:value-type="string">
            <text:p>xgboost_1000_9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9]&amp;&quot;_&quot;&amp;[.K59]&amp;&quot;_&quot;&amp;[.M59]&amp;&quot;_&quot;&amp;[.O59]&amp;&quot;_&quot;&amp;[.Q59]&amp;&quot;_&quot;&amp;[.S59]&amp;&quot;_&quot;&amp;[.U59]&amp;&quot;_&quot;&amp;[.W59]&amp;&quot;_&quot;&amp;[.Y59]" office:value-type="string" office:string-value="xgboost_1000_12_0.05_0.8_0.999999_90_0_0" calcext:value-type="string">
            <text:p>xgboost_1000_12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0]&amp;&quot;_&quot;&amp;[.K60]&amp;&quot;_&quot;&amp;[.M60]&amp;&quot;_&quot;&amp;[.O60]&amp;&quot;_&quot;&amp;[.Q60]&amp;&quot;_&quot;&amp;[.S60]&amp;&quot;_&quot;&amp;[.U60]&amp;&quot;_&quot;&amp;[.W60]&amp;&quot;_&quot;&amp;[.Y60]" office:value-type="string" office:string-value="xgboost_1000_3_0.1_0.8_0.999999_90_0_0" calcext:value-type="string">
            <text:p>xgboost_1000_3_0.1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1]&amp;&quot;_&quot;&amp;[.K61]&amp;&quot;_&quot;&amp;[.M61]&amp;&quot;_&quot;&amp;[.O61]&amp;&quot;_&quot;&amp;[.Q61]&amp;&quot;_&quot;&amp;[.S61]&amp;&quot;_&quot;&amp;[.U61]&amp;&quot;_&quot;&amp;[.W61]&amp;&quot;_&quot;&amp;[.Y61]" office:value-type="string" office:string-value="xgboost_1000_6_0.1_0.8_0.999999_90_0_0" calcext:value-type="string">
            <text:p>xgboost_1000_6_0.1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2]&amp;&quot;_&quot;&amp;[.K62]&amp;&quot;_&quot;&amp;[.M62]&amp;&quot;_&quot;&amp;[.O62]&amp;&quot;_&quot;&amp;[.Q62]&amp;&quot;_&quot;&amp;[.S62]&amp;&quot;_&quot;&amp;[.U62]&amp;&quot;_&quot;&amp;[.W62]&amp;&quot;_&quot;&amp;[.Y62]" office:value-type="string" office:string-value="xgboost_1000_9_0.1_0.8_0.999999_90_0_0" calcext:value-type="string">
            <text:p>xgboost_1000_9_0.1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3]&amp;&quot;_&quot;&amp;[.K63]&amp;&quot;_&quot;&amp;[.M63]&amp;&quot;_&quot;&amp;[.O63]&amp;&quot;_&quot;&amp;[.Q63]&amp;&quot;_&quot;&amp;[.S63]&amp;&quot;_&quot;&amp;[.U63]&amp;&quot;_&quot;&amp;[.W63]&amp;&quot;_&quot;&amp;[.Y63]" office:value-type="string" office:string-value="xgboost_1000_12_0.1_0.8_0.999999_90_0_0" calcext:value-type="string">
            <text:p>xgboost_1000_12_0.1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8" calcext:value-type="float">
            <text:p>0.8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4]&amp;&quot;_&quot;&amp;[.K64]&amp;&quot;_&quot;&amp;[.M64]&amp;&quot;_&quot;&amp;[.O64]&amp;&quot;_&quot;&amp;[.Q64]&amp;&quot;_&quot;&amp;[.S64]&amp;&quot;_&quot;&amp;[.U64]&amp;&quot;_&quot;&amp;[.W64]&amp;&quot;_&quot;&amp;[.Y64]" office:value-type="string" office:string-value="xgboost_1000_3_0.15_0.6_0.999999_90_0_0" calcext:value-type="string">
            <text:p>xgboost_1000_3_0.1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5]&amp;&quot;_&quot;&amp;[.K65]&amp;&quot;_&quot;&amp;[.M65]&amp;&quot;_&quot;&amp;[.O65]&amp;&quot;_&quot;&amp;[.Q65]&amp;&quot;_&quot;&amp;[.S65]&amp;&quot;_&quot;&amp;[.U65]&amp;&quot;_&quot;&amp;[.W65]&amp;&quot;_&quot;&amp;[.Y65]" office:value-type="string" office:string-value="xgboost_1000_6_0.15_0.6_0.999999_90_0_0" calcext:value-type="string">
            <text:p>xgboost_1000_6_0.1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6]&amp;&quot;_&quot;&amp;[.K66]&amp;&quot;_&quot;&amp;[.M66]&amp;&quot;_&quot;&amp;[.O66]&amp;&quot;_&quot;&amp;[.Q66]&amp;&quot;_&quot;&amp;[.S66]&amp;&quot;_&quot;&amp;[.U66]&amp;&quot;_&quot;&amp;[.W66]&amp;&quot;_&quot;&amp;[.Y66]" office:value-type="string" office:string-value="xgboost_1000_9_0.15_0.6_0.999999_90_0_0" calcext:value-type="string">
            <text:p>xgboost_1000_9_0.1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7]&amp;&quot;_&quot;&amp;[.K67]&amp;&quot;_&quot;&amp;[.M67]&amp;&quot;_&quot;&amp;[.O67]&amp;&quot;_&quot;&amp;[.Q67]&amp;&quot;_&quot;&amp;[.S67]&amp;&quot;_&quot;&amp;[.U67]&amp;&quot;_&quot;&amp;[.W67]&amp;&quot;_&quot;&amp;[.Y67]" office:value-type="string" office:string-value="xgboost_1000_12_0.15_0.6_0.999999_90_0_0" calcext:value-type="string">
            <text:p>xgboost_1000_12_0.1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8]&amp;&quot;_&quot;&amp;[.K68]&amp;&quot;_&quot;&amp;[.M68]&amp;&quot;_&quot;&amp;[.O68]&amp;&quot;_&quot;&amp;[.Q68]&amp;&quot;_&quot;&amp;[.S68]&amp;&quot;_&quot;&amp;[.U68]&amp;&quot;_&quot;&amp;[.W68]&amp;&quot;_&quot;&amp;[.Y68]" office:value-type="string" office:string-value="xgboost_1000_3_0.05_0.6_0.999999_90_0_0" calcext:value-type="string">
            <text:p>xgboost_1000_3_0.0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9]&amp;&quot;_&quot;&amp;[.K69]&amp;&quot;_&quot;&amp;[.M69]&amp;&quot;_&quot;&amp;[.O69]&amp;&quot;_&quot;&amp;[.Q69]&amp;&quot;_&quot;&amp;[.S69]&amp;&quot;_&quot;&amp;[.U69]&amp;&quot;_&quot;&amp;[.W69]&amp;&quot;_&quot;&amp;[.Y69]" office:value-type="string" office:string-value="xgboost_1000_6_0.05_0.6_0.999999_90_0_0" calcext:value-type="string">
            <text:p>xgboost_1000_6_0.0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0]&amp;&quot;_&quot;&amp;[.K70]&amp;&quot;_&quot;&amp;[.M70]&amp;&quot;_&quot;&amp;[.O70]&amp;&quot;_&quot;&amp;[.Q70]&amp;&quot;_&quot;&amp;[.S70]&amp;&quot;_&quot;&amp;[.U70]&amp;&quot;_&quot;&amp;[.W70]&amp;&quot;_&quot;&amp;[.Y70]" office:value-type="string" office:string-value="xgboost_1000_9_0.05_0.6_0.999999_90_0_0" calcext:value-type="string">
            <text:p>xgboost_1000_9_0.0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1]&amp;&quot;_&quot;&amp;[.K71]&amp;&quot;_&quot;&amp;[.M71]&amp;&quot;_&quot;&amp;[.O71]&amp;&quot;_&quot;&amp;[.Q71]&amp;&quot;_&quot;&amp;[.S71]&amp;&quot;_&quot;&amp;[.U71]&amp;&quot;_&quot;&amp;[.W71]&amp;&quot;_&quot;&amp;[.Y71]" office:value-type="string" office:string-value="xgboost_1000_12_0.05_0.6_0.999999_90_0_0" calcext:value-type="string">
            <text:p>xgboost_1000_12_0.05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2]&amp;&quot;_&quot;&amp;[.K72]&amp;&quot;_&quot;&amp;[.M72]&amp;&quot;_&quot;&amp;[.O72]&amp;&quot;_&quot;&amp;[.Q72]&amp;&quot;_&quot;&amp;[.S72]&amp;&quot;_&quot;&amp;[.U72]&amp;&quot;_&quot;&amp;[.W72]&amp;&quot;_&quot;&amp;[.Y72]" office:value-type="string" office:string-value="xgboost_1000_3_0.1_0.6_0.999999_90_0_0" calcext:value-type="string">
            <text:p>xgboost_1000_3_0.1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3]&amp;&quot;_&quot;&amp;[.K73]&amp;&quot;_&quot;&amp;[.M73]&amp;&quot;_&quot;&amp;[.O73]&amp;&quot;_&quot;&amp;[.Q73]&amp;&quot;_&quot;&amp;[.S73]&amp;&quot;_&quot;&amp;[.U73]&amp;&quot;_&quot;&amp;[.W73]&amp;&quot;_&quot;&amp;[.Y73]" office:value-type="string" office:string-value="xgboost_1000_6_0.1_0.6_0.999999_90_0_0" calcext:value-type="string">
            <text:p>xgboost_1000_6_0.1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4]&amp;&quot;_&quot;&amp;[.K74]&amp;&quot;_&quot;&amp;[.M74]&amp;&quot;_&quot;&amp;[.O74]&amp;&quot;_&quot;&amp;[.Q74]&amp;&quot;_&quot;&amp;[.S74]&amp;&quot;_&quot;&amp;[.U74]&amp;&quot;_&quot;&amp;[.W74]&amp;&quot;_&quot;&amp;[.Y74]" office:value-type="string" office:string-value="xgboost_1000_9_0.1_0.6_0.999999_90_0_0" calcext:value-type="string">
            <text:p>xgboost_1000_9_0.1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5]&amp;&quot;_&quot;&amp;[.K75]&amp;&quot;_&quot;&amp;[.M75]&amp;&quot;_&quot;&amp;[.O75]&amp;&quot;_&quot;&amp;[.Q75]&amp;&quot;_&quot;&amp;[.S75]&amp;&quot;_&quot;&amp;[.U75]&amp;&quot;_&quot;&amp;[.W75]&amp;&quot;_&quot;&amp;[.Y75]" office:value-type="string" office:string-value="xgboost_1000_12_0.1_0.6_0.999999_90_0_0" calcext:value-type="string">
            <text:p>xgboost_1000_12_0.1_0.6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--eta_param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--subsample_param</text:p>
          </table:table-cell>
          <table:table-cell table:style-name="ce6" office:value-type="float" office:value="0.6" calcext:value-type="float">
            <text:p>0.6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6]&amp;&quot;_&quot;&amp;[.K76]&amp;&quot;_&quot;&amp;[.M76]&amp;&quot;_&quot;&amp;[.O76]&amp;&quot;_&quot;&amp;[.Q76]&amp;&quot;_&quot;&amp;[.S76]&amp;&quot;_&quot;&amp;[.U76]&amp;&quot;_&quot;&amp;[.W76]&amp;&quot;_&quot;&amp;[.Y76]" office:value-type="string" office:string-value="xgboost_1000_6_0.05_0.8_0.999999_90_0_0" calcext:value-type="string">
            <text:p>xgboost_1000_6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7]&amp;&quot;_&quot;&amp;[.K77]&amp;&quot;_&quot;&amp;[.M77]&amp;&quot;_&quot;&amp;[.O77]&amp;&quot;_&quot;&amp;[.Q77]&amp;&quot;_&quot;&amp;[.S77]&amp;&quot;_&quot;&amp;[.U77]&amp;&quot;_&quot;&amp;[.W77]&amp;&quot;_&quot;&amp;[.Y77]" office:value-type="string" office:string-value="xgboost_1000_6_0.05_0.8_0.9_90_0_0" calcext:value-type="string">
            <text:p>xgboost_1000_6_0.05_0.8_0.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8]&amp;&quot;_&quot;&amp;[.K78]&amp;&quot;_&quot;&amp;[.M78]&amp;&quot;_&quot;&amp;[.O78]&amp;&quot;_&quot;&amp;[.Q78]&amp;&quot;_&quot;&amp;[.S78]&amp;&quot;_&quot;&amp;[.U78]&amp;&quot;_&quot;&amp;[.W78]&amp;&quot;_&quot;&amp;[.Y78]" office:value-type="string" office:string-value="xgboost_1000_6_0.05_0.8_0.8_90_0_0" calcext:value-type="string">
            <text:p>xgboost_1000_6_0.05_0.8_0.8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9]&amp;&quot;_&quot;&amp;[.K79]&amp;&quot;_&quot;&amp;[.M79]&amp;&quot;_&quot;&amp;[.O79]&amp;&quot;_&quot;&amp;[.Q79]&amp;&quot;_&quot;&amp;[.S79]&amp;&quot;_&quot;&amp;[.U79]&amp;&quot;_&quot;&amp;[.W79]&amp;&quot;_&quot;&amp;[.Y79]" office:value-type="string" office:string-value="xgboost_1000_6_0.05_0.8_0.7_90_0_0" calcext:value-type="string">
            <text:p>xgboost_1000_6_0.05_0.8_0.7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0]&amp;&quot;_&quot;&amp;[.K80]&amp;&quot;_&quot;&amp;[.M80]&amp;&quot;_&quot;&amp;[.O80]&amp;&quot;_&quot;&amp;[.Q80]&amp;&quot;_&quot;&amp;[.S80]&amp;&quot;_&quot;&amp;[.U80]&amp;&quot;_&quot;&amp;[.W80]&amp;&quot;_&quot;&amp;[.Y80]" office:value-type="string" office:string-value="xgboost_1000_6_0.05_0.8_0.6_90_0_0" calcext:value-type="string">
            <text:p>xgboost_1000_6_0.05_0.8_0.6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1]&amp;&quot;_&quot;&amp;[.K81]&amp;&quot;_&quot;&amp;[.M81]&amp;&quot;_&quot;&amp;[.O81]&amp;&quot;_&quot;&amp;[.Q81]&amp;&quot;_&quot;&amp;[.S81]&amp;&quot;_&quot;&amp;[.U81]&amp;&quot;_&quot;&amp;[.W81]&amp;&quot;_&quot;&amp;[.Y81]" office:value-type="string" office:string-value="xgboost_1000_6_0.05_0.8_0.5_90_0_0" calcext:value-type="string">
            <text:p>xgboost_1000_6_0.05_0.8_0.5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2]&amp;&quot;_&quot;&amp;[.K82]&amp;&quot;_&quot;&amp;[.M82]&amp;&quot;_&quot;&amp;[.O82]&amp;&quot;_&quot;&amp;[.Q82]&amp;&quot;_&quot;&amp;[.S82]&amp;&quot;_&quot;&amp;[.U82]&amp;&quot;_&quot;&amp;[.W82]&amp;&quot;_&quot;&amp;[.Y82]" office:value-type="string" office:string-value="xgboost_1000_6_0.05_0.8_0.4_90_0_0" calcext:value-type="string">
            <text:p>xgboost_1000_6_0.05_0.8_0.4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3]&amp;&quot;_&quot;&amp;[.K83]&amp;&quot;_&quot;&amp;[.M83]&amp;&quot;_&quot;&amp;[.O83]&amp;&quot;_&quot;&amp;[.Q83]&amp;&quot;_&quot;&amp;[.S83]&amp;&quot;_&quot;&amp;[.U83]&amp;&quot;_&quot;&amp;[.W83]&amp;&quot;_&quot;&amp;[.Y83]" office:value-type="string" office:string-value="xgboost_1000_6_0.05_0.8_0.999999_95_0_0" calcext:value-type="string">
            <text:p>xgboost_1000_6_0.05_0.8_0.999999_95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4]&amp;&quot;_&quot;&amp;[.K84]&amp;&quot;_&quot;&amp;[.M84]&amp;&quot;_&quot;&amp;[.O84]&amp;&quot;_&quot;&amp;[.Q84]&amp;&quot;_&quot;&amp;[.S84]&amp;&quot;_&quot;&amp;[.U84]&amp;&quot;_&quot;&amp;[.W84]&amp;&quot;_&quot;&amp;[.Y84]" office:value-type="string" office:string-value="xgboost_1000_6_0.05_0.8_0.999999_90_0_0" calcext:value-type="string">
            <text:p>xgboost_1000_6_0.05_0.8_0.999999_9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5]&amp;&quot;_&quot;&amp;[.K85]&amp;&quot;_&quot;&amp;[.M85]&amp;&quot;_&quot;&amp;[.O85]&amp;&quot;_&quot;&amp;[.Q85]&amp;&quot;_&quot;&amp;[.S85]&amp;&quot;_&quot;&amp;[.U85]&amp;&quot;_&quot;&amp;[.W85]&amp;&quot;_&quot;&amp;[.Y85]" office:value-type="string" office:string-value="xgboost_1000_6_0.05_0.8_0.999999_85_0_0" calcext:value-type="string">
            <text:p>xgboost_1000_6_0.05_0.8_0.999999_85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6]&amp;&quot;_&quot;&amp;[.K86]&amp;&quot;_&quot;&amp;[.M86]&amp;&quot;_&quot;&amp;[.O86]&amp;&quot;_&quot;&amp;[.Q86]&amp;&quot;_&quot;&amp;[.S86]&amp;&quot;_&quot;&amp;[.U86]&amp;&quot;_&quot;&amp;[.W86]&amp;&quot;_&quot;&amp;[.Y86]" office:value-type="string" office:string-value="xgboost_1000_6_0.05_0.8_0.999999_80_0_0" calcext:value-type="string">
            <text:p>xgboost_1000_6_0.05_0.8_0.999999_8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7]&amp;&quot;_&quot;&amp;[.K87]&amp;&quot;_&quot;&amp;[.M87]&amp;&quot;_&quot;&amp;[.O87]&amp;&quot;_&quot;&amp;[.Q87]&amp;&quot;_&quot;&amp;[.S87]&amp;&quot;_&quot;&amp;[.U87]&amp;&quot;_&quot;&amp;[.W87]&amp;&quot;_&quot;&amp;[.Y87]" office:value-type="string" office:string-value="xgboost_1000_6_0.05_0.8_0.999999_75_0_0" calcext:value-type="string">
            <text:p>xgboost_1000_6_0.05_0.8_0.999999_75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8]&amp;&quot;_&quot;&amp;[.K88]&amp;&quot;_&quot;&amp;[.M88]&amp;&quot;_&quot;&amp;[.O88]&amp;&quot;_&quot;&amp;[.Q88]&amp;&quot;_&quot;&amp;[.S88]&amp;&quot;_&quot;&amp;[.U88]&amp;&quot;_&quot;&amp;[.W88]&amp;&quot;_&quot;&amp;[.Y88]" office:value-type="string" office:string-value="xgboost_1000_6_0.05_0.8_0.999999_70_0_0" calcext:value-type="string">
            <text:p>xgboost_1000_6_0.05_0.8_0.999999_7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9]&amp;&quot;_&quot;&amp;[.K89]&amp;&quot;_&quot;&amp;[.M89]&amp;&quot;_&quot;&amp;[.O89]&amp;&quot;_&quot;&amp;[.Q89]&amp;&quot;_&quot;&amp;[.S89]&amp;&quot;_&quot;&amp;[.U89]&amp;&quot;_&quot;&amp;[.W89]&amp;&quot;_&quot;&amp;[.Y89]" office:value-type="string" office:string-value="xgboost_1000_6_0.05_0.8_0.999999_65_0_0" calcext:value-type="string">
            <text:p>xgboost_1000_6_0.05_0.8_0.999999_65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90]&amp;&quot;_&quot;&amp;[.K90]&amp;&quot;_&quot;&amp;[.M90]&amp;&quot;_&quot;&amp;[.O90]&amp;&quot;_&quot;&amp;[.Q90]&amp;&quot;_&quot;&amp;[.S90]&amp;&quot;_&quot;&amp;[.U90]&amp;&quot;_&quot;&amp;[.W90]&amp;&quot;_&quot;&amp;[.Y90]" office:value-type="string" office:string-value="xgboost_1000_6_0.05_0.8_0.999999_60_0_0" calcext:value-type="string">
            <text:p>xgboost_1000_6_0.05_0.8_0.999999_6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91]&amp;&quot;_&quot;&amp;[.K91]&amp;&quot;_&quot;&amp;[.M91]&amp;&quot;_&quot;&amp;[.O91]&amp;&quot;_&quot;&amp;[.Q91]&amp;&quot;_&quot;&amp;[.S91]&amp;&quot;_&quot;&amp;[.U91]&amp;&quot;_&quot;&amp;[.W91]&amp;&quot;_&quot;&amp;[.Y91]" office:value-type="string" office:string-value="xgboost_1000_6_0.05_0.8_0.999999_50_0_0" calcext:value-type="string">
            <text:p>xgboost_1000_6_0.05_0.8_0.999999_5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92]&amp;&quot;_&quot;&amp;[.K92]&amp;&quot;_&quot;&amp;[.M92]&amp;&quot;_&quot;&amp;[.O92]&amp;&quot;_&quot;&amp;[.Q92]&amp;&quot;_&quot;&amp;[.S92]&amp;&quot;_&quot;&amp;[.U92]&amp;&quot;_&quot;&amp;[.W92]&amp;&quot;_&quot;&amp;[.Y92]" office:value-type="string" office:string-value="xgboost_1000_6_0.05_0.8_0.999999_40_0_0" calcext:value-type="string">
            <text:p>xgboost_1000_6_0.05_0.8_0.999999_4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93]&amp;&quot;_&quot;&amp;[.K93]&amp;&quot;_&quot;&amp;[.M93]&amp;&quot;_&quot;&amp;[.O93]&amp;&quot;_&quot;&amp;[.Q93]&amp;&quot;_&quot;&amp;[.S93]&amp;&quot;_&quot;&amp;[.U93]&amp;&quot;_&quot;&amp;[.W93]&amp;&quot;_&quot;&amp;[.Y93]" office:value-type="string" office:string-value="xgboost_1000_6_0.05_0.8_0.999999_20_0_0" calcext:value-type="string">
            <text:p>xgboost_1000_6_0.05_0.8_0.999999_2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94]&amp;&quot;_&quot;&amp;[.K94]&amp;&quot;_&quot;&amp;[.M94]&amp;&quot;_&quot;&amp;[.O94]&amp;&quot;_&quot;&amp;[.Q94]&amp;&quot;_&quot;&amp;[.S94]&amp;&quot;_&quot;&amp;[.U94]&amp;&quot;_&quot;&amp;[.W94]&amp;&quot;_&quot;&amp;[.Y94]" office:value-type="string" office:string-value="xgboost_1000_6_0.05_0.8_0.999999_0_0_0" calcext:value-type="string">
            <text:p>xgboost_1000_6_0.05_0.8_0.999999_0_0_0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ce6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9"/>
          <table:table-cell table:style-name="ce1"/>
          <table:table-cell table:style-name="Default" table:number-columns-repeated="3"/>
          <table:table-cell table:number-columns-repeated="4"/>
        </table:table-row>
        <table:table-row table:style-name="ro1" table:number-rows-repeated="24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4"/>
        </table:table-row>
      </table:table>
      <table:table table:name="extratree" table:style-name="ta1">
        <table:table-column table:style-name="co5" table:number-columns-repeated="5" table:default-cell-style-name="Default"/>
        <table:table-column table:style-name="co5" table:default-cell-style-name="ce1"/>
        <table:table-column table:style-name="co5" table:default-cell-style-name="Default"/>
        <table:table-column table:style-name="co5" table:number-columns-repeated="7" table:default-cell-style-name="ce1"/>
        <table:table-column table:style-name="co5" table:default-cell-style-name="Default"/>
        <table:table-column table:style-name="co5" table:default-cell-style-name="ce3"/>
        <table:table-column table:style-name="co5" table:number-columns-repeated="1006" table:default-cell-style-name="Default"/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]&amp;&quot;_&quot;&amp;[.K1]&amp;&quot;_&quot;&amp;[.M1]&amp;&quot;_&quot;&amp;[.O1]&amp;&quot;_&quot;&amp;[.Q1]&amp;&quot;_&quot;&amp;[.S1]" office:value-type="string" office:string-value="1000_3_10_0.999999_90_" calcext:value-type="string">
            <text:p>1000_3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]&amp;&quot;_&quot;&amp;[.K2]&amp;&quot;_&quot;&amp;[.M2]&amp;&quot;_&quot;&amp;[.O2]&amp;&quot;_&quot;&amp;[.Q2]&amp;&quot;_&quot;&amp;[.S2]" office:value-type="string" office:string-value="2000_3_10_0.999999_90_" calcext:value-type="string">
            <text:p>2000_3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3]&amp;&quot;_&quot;&amp;[.K3]&amp;&quot;_&quot;&amp;[.M3]&amp;&quot;_&quot;&amp;[.O3]&amp;&quot;_&quot;&amp;[.Q3]&amp;&quot;_&quot;&amp;[.S3]" office:value-type="string" office:string-value="4000_3_10_0.999999_90_" calcext:value-type="string">
            <text:p>4000_3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4]&amp;&quot;_&quot;&amp;[.K4]&amp;&quot;_&quot;&amp;[.M4]&amp;&quot;_&quot;&amp;[.O4]&amp;&quot;_&quot;&amp;[.Q4]&amp;&quot;_&quot;&amp;[.S4]" office:value-type="string" office:string-value="1000_9_10_0.999999_90_" calcext:value-type="string">
            <text:p>1000_9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5]&amp;&quot;_&quot;&amp;[.K5]&amp;&quot;_&quot;&amp;[.M5]&amp;&quot;_&quot;&amp;[.O5]&amp;&quot;_&quot;&amp;[.Q5]&amp;&quot;_&quot;&amp;[.S5]" office:value-type="string" office:string-value="2000_9_10_0.999999_90_" calcext:value-type="string">
            <text:p>2000_9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6]&amp;&quot;_&quot;&amp;[.K6]&amp;&quot;_&quot;&amp;[.M6]&amp;&quot;_&quot;&amp;[.O6]&amp;&quot;_&quot;&amp;[.Q6]&amp;&quot;_&quot;&amp;[.S6]" office:value-type="string" office:string-value="4000_9_10_0.999999_90_" calcext:value-type="string">
            <text:p>4000_9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7]&amp;&quot;_&quot;&amp;[.K7]&amp;&quot;_&quot;&amp;[.M7]&amp;&quot;_&quot;&amp;[.O7]&amp;&quot;_&quot;&amp;[.Q7]&amp;&quot;_&quot;&amp;[.S7]" office:value-type="string" office:string-value="1000_12_10_0.999999_90_" calcext:value-type="string">
            <text:p>1000_12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8]&amp;&quot;_&quot;&amp;[.K8]&amp;&quot;_&quot;&amp;[.M8]&amp;&quot;_&quot;&amp;[.O8]&amp;&quot;_&quot;&amp;[.Q8]&amp;&quot;_&quot;&amp;[.S8]" office:value-type="string" office:string-value="2000_12_10_0.999999_90_" calcext:value-type="string">
            <text:p>2000_12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9]&amp;&quot;_&quot;&amp;[.K9]&amp;&quot;_&quot;&amp;[.M9]&amp;&quot;_&quot;&amp;[.O9]&amp;&quot;_&quot;&amp;[.Q9]&amp;&quot;_&quot;&amp;[.S9]" office:value-type="string" office:string-value="4000_12_10_0.999999_90_" calcext:value-type="string">
            <text:p>4000_12_1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0]&amp;&quot;_&quot;&amp;[.K10]&amp;&quot;_&quot;&amp;[.M10]&amp;&quot;_&quot;&amp;[.O10]&amp;&quot;_&quot;&amp;[.Q10]&amp;&quot;_&quot;&amp;[.S10]" office:value-type="string" office:string-value="1000_3_100_0.999999_90_" calcext:value-type="string">
            <text:p>1000_3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1]&amp;&quot;_&quot;&amp;[.K11]&amp;&quot;_&quot;&amp;[.M11]&amp;&quot;_&quot;&amp;[.O11]&amp;&quot;_&quot;&amp;[.Q11]&amp;&quot;_&quot;&amp;[.S11]" office:value-type="string" office:string-value="2000_3_100_0.999999_90_" calcext:value-type="string">
            <text:p>2000_3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2]&amp;&quot;_&quot;&amp;[.K12]&amp;&quot;_&quot;&amp;[.M12]&amp;&quot;_&quot;&amp;[.O12]&amp;&quot;_&quot;&amp;[.Q12]&amp;&quot;_&quot;&amp;[.S12]" office:value-type="string" office:string-value="4000_3_100_0.999999_90_" calcext:value-type="string">
            <text:p>4000_3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3]&amp;&quot;_&quot;&amp;[.K13]&amp;&quot;_&quot;&amp;[.M13]&amp;&quot;_&quot;&amp;[.O13]&amp;&quot;_&quot;&amp;[.Q13]&amp;&quot;_&quot;&amp;[.S13]" office:value-type="string" office:string-value="1000_9_100_0.999999_90_" calcext:value-type="string">
            <text:p>1000_9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4]&amp;&quot;_&quot;&amp;[.K14]&amp;&quot;_&quot;&amp;[.M14]&amp;&quot;_&quot;&amp;[.O14]&amp;&quot;_&quot;&amp;[.Q14]&amp;&quot;_&quot;&amp;[.S14]" office:value-type="string" office:string-value="2000_9_100_0.999999_90_" calcext:value-type="string">
            <text:p>2000_9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5]&amp;&quot;_&quot;&amp;[.K15]&amp;&quot;_&quot;&amp;[.M15]&amp;&quot;_&quot;&amp;[.O15]&amp;&quot;_&quot;&amp;[.Q15]&amp;&quot;_&quot;&amp;[.S15]" office:value-type="string" office:string-value="4000_9_100_0.999999_90_" calcext:value-type="string">
            <text:p>4000_9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6]&amp;&quot;_&quot;&amp;[.K16]&amp;&quot;_&quot;&amp;[.M16]&amp;&quot;_&quot;&amp;[.O16]&amp;&quot;_&quot;&amp;[.Q16]&amp;&quot;_&quot;&amp;[.S16]" office:value-type="string" office:string-value="1000_12_100_0.999999_90_" calcext:value-type="string">
            <text:p>1000_12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7]&amp;&quot;_&quot;&amp;[.K17]&amp;&quot;_&quot;&amp;[.M17]&amp;&quot;_&quot;&amp;[.O17]&amp;&quot;_&quot;&amp;[.Q17]&amp;&quot;_&quot;&amp;[.S17]" office:value-type="string" office:string-value="2000_12_100_0.999999_90_" calcext:value-type="string">
            <text:p>2000_12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8]&amp;&quot;_&quot;&amp;[.K18]&amp;&quot;_&quot;&amp;[.M18]&amp;&quot;_&quot;&amp;[.O18]&amp;&quot;_&quot;&amp;[.Q18]&amp;&quot;_&quot;&amp;[.S18]" office:value-type="string" office:string-value="4000_12_100_0.999999_90_" calcext:value-type="string">
            <text:p>4000_12_1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19]&amp;&quot;_&quot;&amp;[.K19]&amp;&quot;_&quot;&amp;[.M19]&amp;&quot;_&quot;&amp;[.O19]&amp;&quot;_&quot;&amp;[.Q19]&amp;&quot;_&quot;&amp;[.S19]" office:value-type="string" office:string-value="1000_3_500_0.999999_90_" calcext:value-type="string">
            <text:p>1000_3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0]&amp;&quot;_&quot;&amp;[.K20]&amp;&quot;_&quot;&amp;[.M20]&amp;&quot;_&quot;&amp;[.O20]&amp;&quot;_&quot;&amp;[.Q20]&amp;&quot;_&quot;&amp;[.S20]" office:value-type="string" office:string-value="2000_3_500_0.999999_90_" calcext:value-type="string">
            <text:p>2000_3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1]&amp;&quot;_&quot;&amp;[.K21]&amp;&quot;_&quot;&amp;[.M21]&amp;&quot;_&quot;&amp;[.O21]&amp;&quot;_&quot;&amp;[.Q21]&amp;&quot;_&quot;&amp;[.S21]" office:value-type="string" office:string-value="4000_3_500_0.999999_90_" calcext:value-type="string">
            <text:p>4000_3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2]&amp;&quot;_&quot;&amp;[.K22]&amp;&quot;_&quot;&amp;[.M22]&amp;&quot;_&quot;&amp;[.O22]&amp;&quot;_&quot;&amp;[.Q22]&amp;&quot;_&quot;&amp;[.S22]" office:value-type="string" office:string-value="1000_9_500_0.999999_90_" calcext:value-type="string">
            <text:p>1000_9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3]&amp;&quot;_&quot;&amp;[.K23]&amp;&quot;_&quot;&amp;[.M23]&amp;&quot;_&quot;&amp;[.O23]&amp;&quot;_&quot;&amp;[.Q23]&amp;&quot;_&quot;&amp;[.S23]" office:value-type="string" office:string-value="2000_9_500_0.999999_90_" calcext:value-type="string">
            <text:p>2000_9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4]&amp;&quot;_&quot;&amp;[.K24]&amp;&quot;_&quot;&amp;[.M24]&amp;&quot;_&quot;&amp;[.O24]&amp;&quot;_&quot;&amp;[.Q24]&amp;&quot;_&quot;&amp;[.S24]" office:value-type="string" office:string-value="4000_9_500_0.999999_90_" calcext:value-type="string">
            <text:p>4000_9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5]&amp;&quot;_&quot;&amp;[.K25]&amp;&quot;_&quot;&amp;[.M25]&amp;&quot;_&quot;&amp;[.O25]&amp;&quot;_&quot;&amp;[.Q25]&amp;&quot;_&quot;&amp;[.S25]" office:value-type="string" office:string-value="1000_12_500_0.999999_90_" calcext:value-type="string">
            <text:p>1000_12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6]&amp;&quot;_&quot;&amp;[.K26]&amp;&quot;_&quot;&amp;[.M26]&amp;&quot;_&quot;&amp;[.O26]&amp;&quot;_&quot;&amp;[.Q26]&amp;&quot;_&quot;&amp;[.S26]" office:value-type="string" office:string-value="2000_12_500_0.999999_90_" calcext:value-type="string">
            <text:p>2000_12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script 03_prediction.R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office:value-type="string" calcext:value-type="string">
            <text:p>--prefix</text:p>
          </table:table-cell>
          <table:table-cell table:formula="of:=[.I27]&amp;&quot;_&quot;&amp;[.K27]&amp;&quot;_&quot;&amp;[.M27]&amp;&quot;_&quot;&amp;[.O27]&amp;&quot;_&quot;&amp;[.Q27]&amp;&quot;_&quot;&amp;[.S27]" office:value-type="string" office:string-value="4000_12_500_0.999999_90_" calcext:value-type="string">
            <text:p>4000_12_500_0.999999_90_</text:p>
          </table:table-cell>
          <table:table-cell office:value-type="string" calcext:value-type="string">
            <text:p>--method_pred</text:p>
          </table:table-cell>
          <table:table-cell table:style-name="ce1"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table:style-name="ce3"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7"/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0]&amp;&quot;_&quot;&amp;[.M30]&amp;&quot;_&quot;&amp;[.O30]&amp;&quot;_&quot;&amp;[.Q30]&amp;&quot;_&quot;&amp;[.S30]&amp;&quot;_&quot;&amp;[.S30]" office:value-type="string" office:string-value="1000_6_10_0.999999_90_90" calcext:value-type="string">
            <text:p>1000_6_1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1]&amp;&quot;_&quot;&amp;[.M31]&amp;&quot;_&quot;&amp;[.O31]&amp;&quot;_&quot;&amp;[.Q31]&amp;&quot;_&quot;&amp;[.S31]&amp;&quot;_&quot;&amp;[.S31]" office:value-type="string" office:string-value="2000_6_10_0.999999_90_90" calcext:value-type="string">
            <text:p>2000_6_1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2]&amp;&quot;_&quot;&amp;[.M32]&amp;&quot;_&quot;&amp;[.O32]&amp;&quot;_&quot;&amp;[.Q32]&amp;&quot;_&quot;&amp;[.S32]&amp;&quot;_&quot;&amp;[.S32]" office:value-type="string" office:string-value="4000_6_10_0.999999_90_90" calcext:value-type="string">
            <text:p>4000_6_1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3]&amp;&quot;_&quot;&amp;[.M33]&amp;&quot;_&quot;&amp;[.O33]&amp;&quot;_&quot;&amp;[.Q33]&amp;&quot;_&quot;&amp;[.S33]&amp;&quot;_&quot;&amp;[.S33]" office:value-type="string" office:string-value="1000_6_100_0.999999_90_90" calcext:value-type="string">
            <text:p>1000_6_10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4]&amp;&quot;_&quot;&amp;[.M34]&amp;&quot;_&quot;&amp;[.O34]&amp;&quot;_&quot;&amp;[.Q34]&amp;&quot;_&quot;&amp;[.S34]&amp;&quot;_&quot;&amp;[.S34]" office:value-type="string" office:string-value="2000_6_100_0.999999_90_90" calcext:value-type="string">
            <text:p>2000_6_10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5]&amp;&quot;_&quot;&amp;[.M35]&amp;&quot;_&quot;&amp;[.O35]&amp;&quot;_&quot;&amp;[.Q35]&amp;&quot;_&quot;&amp;[.S35]&amp;&quot;_&quot;&amp;[.S35]" office:value-type="string" office:string-value="4000_6_100_0.999999_90_90" calcext:value-type="string">
            <text:p>4000_6_10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6]&amp;&quot;_&quot;&amp;[.M36]&amp;&quot;_&quot;&amp;[.O36]&amp;&quot;_&quot;&amp;[.Q36]&amp;&quot;_&quot;&amp;[.S36]&amp;&quot;_&quot;&amp;[.S36]" office:value-type="string" office:string-value="1000_6_500_0.999999_90_90" calcext:value-type="string">
            <text:p>1000_6_50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7]&amp;&quot;_&quot;&amp;[.M37]&amp;&quot;_&quot;&amp;[.O37]&amp;&quot;_&quot;&amp;[.Q37]&amp;&quot;_&quot;&amp;[.S37]&amp;&quot;_&quot;&amp;[.S37]" office:value-type="string" office:string-value="2000_6_500_0.999999_90_90" calcext:value-type="string">
            <text:p>2000_6_50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8]&amp;&quot;_&quot;&amp;[.M38]&amp;&quot;_&quot;&amp;[.O38]&amp;&quot;_&quot;&amp;[.Q38]&amp;&quot;_&quot;&amp;[.S38]&amp;&quot;_&quot;&amp;[.S38]" office:value-type="string" office:string-value="4000_6_500_0.999999_90_90" calcext:value-type="string">
            <text:p>4000_6_50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39]&amp;&quot;_&quot;&amp;[.M39]&amp;&quot;_&quot;&amp;[.O39]&amp;&quot;_&quot;&amp;[.Q39]&amp;&quot;_&quot;&amp;[.S39]&amp;&quot;_&quot;&amp;[.S39]" office:value-type="string" office:string-value="2000_6_10_0.999999_95_95" calcext:value-type="string">
            <text:p>2000_6_10_0.999999_95_9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0]&amp;&quot;_&quot;&amp;[.M40]&amp;&quot;_&quot;&amp;[.O40]&amp;&quot;_&quot;&amp;[.Q40]&amp;&quot;_&quot;&amp;[.S40]&amp;&quot;_&quot;&amp;[.S40]" office:value-type="string" office:string-value="2000_6_10_0.999999_90_90" calcext:value-type="string">
            <text:p>2000_6_1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1]&amp;&quot;_&quot;&amp;[.M41]&amp;&quot;_&quot;&amp;[.O41]&amp;&quot;_&quot;&amp;[.Q41]&amp;&quot;_&quot;&amp;[.S41]&amp;&quot;_&quot;&amp;[.S41]" office:value-type="string" office:string-value="2000_6_10_0.999999_85_85" calcext:value-type="string">
            <text:p>2000_6_10_0.999999_85_8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2]&amp;&quot;_&quot;&amp;[.M42]&amp;&quot;_&quot;&amp;[.O42]&amp;&quot;_&quot;&amp;[.Q42]&amp;&quot;_&quot;&amp;[.S42]&amp;&quot;_&quot;&amp;[.S42]" office:value-type="string" office:string-value="2000_6_10_0.999999_80_80" calcext:value-type="string">
            <text:p>2000_6_10_0.999999_80_8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3]&amp;&quot;_&quot;&amp;[.M43]&amp;&quot;_&quot;&amp;[.O43]&amp;&quot;_&quot;&amp;[.Q43]&amp;&quot;_&quot;&amp;[.S43]&amp;&quot;_&quot;&amp;[.S43]" office:value-type="string" office:string-value="2000_6_10_0.999999_75_75" calcext:value-type="string">
            <text:p>2000_6_10_0.999999_75_7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4]&amp;&quot;_&quot;&amp;[.M44]&amp;&quot;_&quot;&amp;[.O44]&amp;&quot;_&quot;&amp;[.Q44]&amp;&quot;_&quot;&amp;[.S44]&amp;&quot;_&quot;&amp;[.S44]" office:value-type="string" office:string-value="2000_6_10_0.999999_70_70" calcext:value-type="string">
            <text:p>2000_6_10_0.999999_70_7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5]&amp;&quot;_&quot;&amp;[.M45]&amp;&quot;_&quot;&amp;[.O45]&amp;&quot;_&quot;&amp;[.Q45]&amp;&quot;_&quot;&amp;[.S45]&amp;&quot;_&quot;&amp;[.S45]" office:value-type="string" office:string-value="2000_6_10_0.999999_65_65" calcext:value-type="string">
            <text:p>2000_6_10_0.999999_65_65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6]&amp;&quot;_&quot;&amp;[.M46]&amp;&quot;_&quot;&amp;[.O46]&amp;&quot;_&quot;&amp;[.Q46]&amp;&quot;_&quot;&amp;[.S46]&amp;&quot;_&quot;&amp;[.S46]" office:value-type="string" office:string-value="2000_6_10_0.999999_60_60" calcext:value-type="string">
            <text:p>2000_6_10_0.999999_60_6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7]&amp;&quot;_&quot;&amp;[.M47]&amp;&quot;_&quot;&amp;[.O47]&amp;&quot;_&quot;&amp;[.Q47]&amp;&quot;_&quot;&amp;[.S47]&amp;&quot;_&quot;&amp;[.S47]" office:value-type="string" office:string-value="2000_6_10_0.999999_50_50" calcext:value-type="string">
            <text:p>2000_6_10_0.999999_50_5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8]&amp;&quot;_&quot;&amp;[.M48]&amp;&quot;_&quot;&amp;[.O48]&amp;&quot;_&quot;&amp;[.Q48]&amp;&quot;_&quot;&amp;[.S48]&amp;&quot;_&quot;&amp;[.S48]" office:value-type="string" office:string-value="2000_6_10_0.999999_40_40" calcext:value-type="string">
            <text:p>2000_6_10_0.999999_40_4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49]&amp;&quot;_&quot;&amp;[.M49]&amp;&quot;_&quot;&amp;[.O49]&amp;&quot;_&quot;&amp;[.Q49]&amp;&quot;_&quot;&amp;[.S49]&amp;&quot;_&quot;&amp;[.S49]" office:value-type="string" office:string-value="2000_6_10_0.999999_20_20" calcext:value-type="string">
            <text:p>2000_6_10_0.999999_20_2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0]&amp;&quot;_&quot;&amp;[.M50]&amp;&quot;_&quot;&amp;[.O50]&amp;&quot;_&quot;&amp;[.Q50]&amp;&quot;_&quot;&amp;[.S50]&amp;&quot;_&quot;&amp;[.S50]" office:value-type="string" office:string-value="2000_6_10_0.999999_0_0" calcext:value-type="string">
            <text:p>2000_6_10_0.999999_0_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1]&amp;&quot;_&quot;&amp;[.M51]&amp;&quot;_&quot;&amp;[.O51]&amp;&quot;_&quot;&amp;[.Q51]&amp;&quot;_&quot;&amp;[.S51]&amp;&quot;_&quot;&amp;[.S51]" office:value-type="string" office:string-value="2000_6_10_0.999999_90_90" calcext:value-type="string">
            <text:p>2000_6_10_0.99999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2]&amp;&quot;_&quot;&amp;[.M52]&amp;&quot;_&quot;&amp;[.O52]&amp;&quot;_&quot;&amp;[.Q52]&amp;&quot;_&quot;&amp;[.S52]&amp;&quot;_&quot;&amp;[.S52]" office:value-type="string" office:string-value="2000_6_10_0.9_90_90" calcext:value-type="string">
            <text:p>2000_6_10_0.9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3]&amp;&quot;_&quot;&amp;[.M53]&amp;&quot;_&quot;&amp;[.O53]&amp;&quot;_&quot;&amp;[.Q53]&amp;&quot;_&quot;&amp;[.S53]&amp;&quot;_&quot;&amp;[.S53]" office:value-type="string" office:string-value="2000_6_10_0.8_90_90" calcext:value-type="string">
            <text:p>2000_6_10_0.8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4]&amp;&quot;_&quot;&amp;[.M54]&amp;&quot;_&quot;&amp;[.O54]&amp;&quot;_&quot;&amp;[.Q54]&amp;&quot;_&quot;&amp;[.S54]&amp;&quot;_&quot;&amp;[.S54]" office:value-type="string" office:string-value="2000_6_10_0.7_90_90" calcext:value-type="string">
            <text:p>2000_6_10_0.7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5]&amp;&quot;_&quot;&amp;[.M55]&amp;&quot;_&quot;&amp;[.O55]&amp;&quot;_&quot;&amp;[.Q55]&amp;&quot;_&quot;&amp;[.S55]&amp;&quot;_&quot;&amp;[.S55]" office:value-type="string" office:string-value="2000_6_10_0.6_90_90" calcext:value-type="string">
            <text:p>2000_6_10_0.6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6]&amp;&quot;_&quot;&amp;[.M56]&amp;&quot;_&quot;&amp;[.O56]&amp;&quot;_&quot;&amp;[.Q56]&amp;&quot;_&quot;&amp;[.S56]&amp;&quot;_&quot;&amp;[.S56]" office:value-type="string" office:string-value="2000_6_10_0.5_90_90" calcext:value-type="string">
            <text:p>2000_6_10_0.5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script 03_prediction.R</text:p>
          </table:table-cell>
          <table:table-cell office:value-type="string" calcext:value-type="string">
            <text:p>--excel_locataion</text:p>
          </table:table-cell>
          <table:table-cell office:value-type="string" calcext:value-type="string">
            <text:p>available_colnames_W_surr.xlsx</text:p>
          </table:table-cell>
          <table:table-cell office:value-type="string" calcext:value-type="string">
            <text:p>--csv_location</text:p>
          </table:table-cell>
          <table:table-cell office:value-type="string" calcext:value-type="string">
            <text:p>../variants_preprocessed_recalibrated_v2.csv.gz</text:p>
          </table:table-cell>
          <table:table-cell table:style-name="Default" office:value-type="string" calcext:value-type="string">
            <text:p>--prefix</text:p>
          </table:table-cell>
          <table:table-cell table:formula="of:=[.K57]&amp;&quot;_&quot;&amp;[.M57]&amp;&quot;_&quot;&amp;[.O57]&amp;&quot;_&quot;&amp;[.Q57]&amp;&quot;_&quot;&amp;[.S57]&amp;&quot;_&quot;&amp;[.S57]" office:value-type="string" office:string-value="2000_6_10_0.4_90_90" calcext:value-type="string">
            <text:p>2000_6_10_0.4_90_90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5"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</table:table>
      <table:named-expressions/>
      <table:database-ranges>
        <table:database-range table:name="__Anonymous_Sheet_DB__2" table:target-range-address="extratree.A1:extratree.Q27" table:display-filter-buttons="true">
          <table:filter>
            <table:filter-and>
              <table:filter-condition table:field-number="12" table:value="6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3:49:06.1961162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07:02:25.521932184</meta:creation-date>
    <dc:date>2021-12-03T15:01:39.391865010</dc:date>
    <meta:editing-duration>PT3H8M27S</meta:editing-duration>
    <meta:editing-cycles>8</meta:editing-cycles>
    <meta:generator>LibreOffice/6.4.7.2$Linux_X86_64 LibreOffice_project/40$Build-2</meta:generator>
    <meta:document-statistic meta:table-count="3" meta:cell-count="4374" meta:object-count="0"/>
  </office:meta>
</office:document-meta>
</file>